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38" style:family="table">
      <style:table-properties style:width="17.149cm" table:align="left"/>
    </style:style>
    <style:style style:name="Table38.A" style:family="table-column">
      <style:table-column-properties style:column-width="2.542cm"/>
    </style:style>
    <style:style style:name="Table38.B" style:family="table-column">
      <style:table-column-properties style:column-width="2.02cm"/>
    </style:style>
    <style:style style:name="Table38.C" style:family="table-column">
      <style:table-column-properties style:column-width="2.443cm"/>
    </style:style>
    <style:style style:name="Table38.D" style:family="table-column">
      <style:table-column-properties style:column-width="3cm"/>
    </style:style>
    <style:style style:name="Table38.E" style:family="table-column">
      <style:table-column-properties style:column-width="1.974cm"/>
    </style:style>
    <style:style style:name="Table38.G" style:family="table-column">
      <style:table-column-properties style:column-width="3.196cm"/>
    </style:style>
    <style:style style:name="Table38.A1" style:family="table-cell">
      <style:table-cell-properties style:vertical-align="middle" fo:padding="0.049cm" fo:border="none"/>
    </style:style>
    <style:style style:name="P1" style:family="paragraph" style:parent-style-name="Heading_20_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 style:family="paragraph" style:parent-style-name="Heading_20_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3" style:family="paragraph" style:parent-style-name="Heading_20_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 style:family="paragraph" style:parent-style-name="Heading_20_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5" style:family="paragraph" style:parent-style-name="Heading_20_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 style:family="paragraph" style:parent-style-name="Heading_20_3">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7" style:family="paragraph" style:parent-style-name="Heading_20_3">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8" style:family="paragraph" style:parent-style-name="Heading_20_3">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9" style:family="paragraph" style:parent-style-name="Heading_20_3">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0" style:family="paragraph" style:parent-style-name="Heading_20_3">
      <style:text-properties fo:color="#000000" loext:opacity="100%" style:font-name="Times New Roman" fo:font-size="12pt" fo:font-weight="normal" officeooo:rsid="002a67c0" officeooo:paragraph-rsid="001117b4" fo:background-color="transparent" style:font-name-asian="Times New Roman" style:font-size-asian="12pt" style:font-weight-asian="normal" style:font-name-complex="Times New Roman" style:font-size-complex="12pt" style:font-weight-complex="normal"/>
    </style:style>
    <style:style style:name="P11" style:family="paragraph" style:parent-style-name="Heading_20_3">
      <style:text-properties fo:font-weight="normal" officeooo:paragraph-rsid="000b3d44" style:font-weight-asian="normal" style:font-weight-complex="normal"/>
    </style:style>
    <style:style style:name="P12" style:family="paragraph" style:parent-style-name="Heading_20_3">
      <style:text-properties fo:font-weight="normal" officeooo:paragraph-rsid="000f2499" style:font-weight-asian="normal" style:font-weight-complex="normal"/>
    </style:style>
    <style:style style:name="P13" style:family="paragraph" style:parent-style-name="Heading_20_3">
      <style:text-properties fo:font-weight="bold" officeooo:paragraph-rsid="000b3d44" style:font-weight-asian="bold" style:font-weight-complex="bold"/>
    </style:style>
    <style:style style:name="P14" style:family="paragraph" style:parent-style-name="Heading_20_3">
      <style:text-properties fo:font-weight="bold" officeooo:paragraph-rsid="0010a137" style:font-weight-asian="bold" style:font-weight-complex="bold"/>
    </style:style>
    <style:style style:name="P15" style:family="paragraph" style:parent-style-name="Heading_20_3">
      <style:text-properties fo:font-weight="bold" officeooo:paragraph-rsid="001117b4" style:font-weight-asian="bold" style:font-weight-complex="bold"/>
    </style:style>
    <style:style style:name="P16" style:family="paragraph" style:parent-style-name="Heading_20_3">
      <style:text-properties officeooo:paragraph-rsid="000b3d44"/>
    </style:style>
    <style:style style:name="P17" style:family="paragraph" style:parent-style-name="Heading_20_3">
      <style:text-properties officeooo:paragraph-rsid="000f2499"/>
    </style:style>
    <style:style style:name="P18" style:family="paragraph" style:parent-style-name="Heading_20_3">
      <style:text-properties officeooo:paragraph-rsid="001117b4"/>
    </style:style>
    <style:style style:name="P19" style:family="paragraph" style:parent-style-name="Heading_20_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0" style:family="paragraph" style:parent-style-name="Heading_20_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21" style:family="paragraph" style:parent-style-name="Heading_20_4">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22" style:family="paragraph" style:parent-style-name="Heading_20_4">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23" style:family="paragraph" style:parent-style-name="Heading_20_4">
      <style:text-properties officeooo:paragraph-rsid="000b3d44"/>
    </style:style>
    <style:style style:name="P24" style:family="paragraph" style:parent-style-name="Heading_20_4">
      <style:text-properties officeooo:paragraph-rsid="000f2499"/>
    </style:style>
    <style:style style:name="P25" style:family="paragraph" style:parent-style-name="Horizontal_20_Lin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6" style:family="paragraph" style:parent-style-name="Horizontal_20_Line">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7" style:family="paragraph" style:parent-style-name="Horizontal_20_Line">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28" style:family="paragraph" style:parent-style-name="Horizontal_20_Line">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29" style:family="paragraph" style:parent-style-name="Quotations">
      <style:text-properties officeooo:paragraph-rsid="000b3d44"/>
    </style:style>
    <style:style style:name="P30" style:family="paragraph" style:parent-style-name="Quotations">
      <style:text-properties officeooo:paragraph-rsid="000f2499"/>
    </style:style>
    <style:style style:name="P31" style:family="paragraph" style:parent-style-name="Standard">
      <style:paragraph-properties fo:text-align="justify" style:justify-single-word="false"/>
      <style:text-properties style:font-name="Times New Roman" fo:font-size="12pt" fo:font-weight="normal" officeooo:rsid="000f6b77" officeooo:paragraph-rsid="0009c92c" style:font-name-asian="Times New Roman" style:font-size-asian="12pt" style:font-weight-asian="normal" style:font-name-complex="Times New Roman"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0f6b77" officeooo:paragraph-rsid="000b3d44"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173cb4" officeooo:paragraph-rsid="0009c92c" style:font-name-asian="Times New Roman" style:font-size-asian="12pt" style:font-weight-asian="normal" style:font-name-complex="Times New Roman"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14dd27" officeooo:paragraph-rsid="0009c92c" style:font-name-asian="Times New Roman" style:font-size-asian="12pt" style:font-weight-asian="normal" style:font-name-complex="Times New Roman" style:font-size-complex="12pt" style:font-weight-complex="normal"/>
    </style:style>
    <style:style style:name="P35" style:family="paragraph" style:parent-style-name="Standard">
      <style:paragraph-properties fo:text-align="start" style:justify-single-word="false">
        <style:tab-stops/>
      </style:paragraph-propertie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6" style:family="paragraph" style:parent-style-name="Standard">
      <style:paragraph-properties fo:text-align="start" style:justify-single-word="false">
        <style:tab-stops/>
      </style:paragraph-propertie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7" style:family="paragraph" style:parent-style-name="Standard">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8" style:family="paragraph" style:parent-style-name="Standard">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9" style:family="paragraph" style:parent-style-name="Table_20_Content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0" style:family="paragraph" style:parent-style-name="Table_20_Contents">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41" style:family="paragraph" style:parent-style-name="Table_20_Content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42" style:family="paragraph" style:parent-style-name="Table_20_Contents">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43" style:family="paragraph" style:parent-style-name="Table_20_Contents">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44" style:family="paragraph" style:parent-style-name="Table_20_Contents">
      <style:text-properties style:font-name="Times New Roman" fo:font-size="12pt" fo:font-weight="normal" officeooo:paragraph-rsid="0011e48d" style:font-name-asian="Times New Roman" style:font-size-asian="12pt" style:font-weight-asian="normal" style:font-name-complex="Times New Roman" style:font-size-complex="12pt" style:font-weight-complex="normal"/>
    </style:style>
    <style:style style:name="P45" style:family="paragraph" style:parent-style-name="Table_20_Contents">
      <style:text-properties officeooo:paragraph-rsid="000b3d44"/>
    </style:style>
    <style:style style:name="P46" style:family="paragraph" style:parent-style-name="Table_20_Contents">
      <style:text-properties officeooo:paragraph-rsid="000d1028"/>
    </style:style>
    <style:style style:name="P47" style:family="paragraph" style:parent-style-name="Table_20_Contents">
      <style:text-properties officeooo:paragraph-rsid="001117b4"/>
    </style:style>
    <style:style style:name="P48" style:family="paragraph" style:parent-style-name="Table_20_Heading">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9" style:family="paragraph" style:parent-style-name="Table_20_Heading">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50" style:family="paragraph" style:parent-style-name="Table_20_Heading">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51" style:family="paragraph" style:parent-style-name="Table_20_Heading">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52" style:family="paragraph" style:parent-style-name="Table_20_Heading">
      <style:text-properties style:font-name="Times New Roman" fo:font-size="12pt" fo:font-weight="normal" officeooo:paragraph-rsid="0011e48d" style:font-name-asian="Times New Roman" style:font-size-asian="12pt" style:font-weight-asian="normal" style:font-name-complex="Times New Roman" style:font-size-complex="12pt" style:font-weight-complex="normal"/>
    </style:style>
    <style:style style:name="P53" style:family="paragraph" style:parent-style-name="Table_20_Heading">
      <style:text-properties officeooo:paragraph-rsid="000b3d44"/>
    </style:style>
    <style:style style:name="P54" style:family="paragraph" style:parent-style-name="Table_20_Heading">
      <style:text-properties officeooo:paragraph-rsid="000d1028"/>
    </style:style>
    <style:style style:name="P55" style:family="paragraph" style:parent-style-name="Text_20_body">
      <style:paragraph-properties fo:text-align="start" style:justify-single-word="false"/>
      <style:text-properties officeooo:rsid="000f6b77" officeooo:paragraph-rsid="0009c92c"/>
    </style:style>
    <style:style style:name="P56" style:family="paragraph" style:parent-style-name="Text_20_body">
      <style:paragraph-properties fo:text-align="justify" style:justify-single-word="false"/>
      <style:text-properties officeooo:rsid="000f6b77" officeooo:paragraph-rsid="000b3d44"/>
    </style:style>
    <style:style style:name="P57" style:family="paragraph" style:parent-style-name="Text_20_body">
      <style:text-properties officeooo:paragraph-rsid="0009c92c"/>
    </style:style>
    <style:style style:name="P58" style:family="paragraph" style:parent-style-name="Text_20_body" style:list-style-name="L1">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9" style:family="paragraph" style:parent-style-name="Text_20_body" style:list-style-name="L1">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0" style:family="paragraph" style:parent-style-name="Text_20_body" style:list-style-name="L162">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1" style:family="paragraph" style:parent-style-name="Text_20_body" style:list-style-name="L163">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2" style:family="paragraph" style:parent-style-name="Text_20_body" style:list-style-name="L164">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3" style:family="paragraph" style:parent-style-name="Text_20_body">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4" style:family="paragraph" style:parent-style-name="Text_20_body" style:list-style-name="L328">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5" style:family="paragraph" style:parent-style-name="Text_20_body" style:list-style-name="L329">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6" style:family="paragraph" style:parent-style-name="Text_20_body" style:list-style-name="L330">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7" style:family="paragraph" style:parent-style-name="Text_20_body">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68" style:family="paragraph" style:parent-style-name="Text_20_body">
      <style:paragraph-properties fo:text-align="justify" style:justify-single-word="false"/>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69" style:family="paragraph" style:parent-style-name="Text_20_body">
      <style:paragraph-properties fo:text-align="justify" style:justify-single-word="false"/>
      <style:text-properties style:font-name="Times New Roman" fo:font-size="12pt" fo:font-weight="normal" officeooo:rsid="003a087c" officeooo:paragraph-rsid="000b3d44" style:font-name-asian="Times New Roman" style:font-size-asian="12pt" style:font-weight-asian="normal" style:font-name-complex="Times New Roman" style:font-size-complex="12pt" style:font-weight-complex="normal"/>
    </style:style>
    <style:style style:name="P70" style:family="paragraph" style:parent-style-name="Text_20_body">
      <style:paragraph-properties fo:text-align="justify" style:justify-single-word="false"/>
      <style:text-properties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71" style:family="paragraph" style:parent-style-name="Text_20_body">
      <style:paragraph-properties fo:text-align="justify" style:justify-single-word="false"/>
      <style:text-properties style:font-name="Times New Roman" fo:font-size="12pt" fo:font-weight="normal" officeooo:rsid="003eafc7" officeooo:paragraph-rsid="000b3d44" style:font-name-asian="Times New Roman" style:font-size-asian="12pt" style:font-weight-asian="normal" style:font-name-complex="Times New Roman" style:font-size-complex="12pt" style:font-weight-complex="normal"/>
    </style:style>
    <style:style style:name="P72" style:family="paragraph" style:parent-style-name="Text_20_body">
      <style:paragraph-properties fo:text-align="justify" style:justify-single-word="false"/>
      <style:text-properties style:font-name="Times New Roman" fo:font-size="12pt" fo:font-weight="normal" officeooo:rsid="003eafc7" officeooo:paragraph-rsid="000d1028" style:font-name-asian="Times New Roman" style:font-size-asian="12pt" style:font-weight-asian="normal" style:font-name-complex="Times New Roman" style:font-size-complex="12pt" style:font-weight-complex="normal"/>
    </style:style>
    <style:style style:name="P73" style:family="paragraph" style:parent-style-name="Text_20_body">
      <style:paragraph-properties fo:text-align="justify" style:justify-single-word="false"/>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74" style:family="paragraph" style:parent-style-name="Text_20_body">
      <style:paragraph-properties fo:text-align="justify" style:justify-single-word="false"/>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75" style:family="paragraph" style:parent-style-name="Text_20_body">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76" style:family="paragraph" style:parent-style-name="Text_20_body">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77" style:family="paragraph" style:parent-style-name="Text_20_body">
      <style:text-properties style:font-name="Times New Roman" fo:font-size="12pt" fo:font-weight="normal" officeooo:rsid="005794db" officeooo:paragraph-rsid="000ee2b4" style:font-name-asian="Times New Roman" style:font-size-asian="12pt" style:font-weight-asian="normal" style:font-name-complex="Times New Roman" style:font-size-complex="12pt" style:font-weight-complex="normal"/>
    </style:style>
    <style:style style:name="P78" style:family="paragraph" style:parent-style-name="Text_20_body">
      <style:text-properties style:font-name="Times New Roman" fo:font-size="12pt" fo:font-weight="normal" officeooo:rsid="0073874a" officeooo:paragraph-rsid="000b3d44" style:font-name-asian="Times New Roman" style:font-size-asian="12pt" style:font-weight-asian="normal" style:font-name-complex="Times New Roman" style:font-size-complex="12pt" style:font-weight-complex="normal"/>
    </style:style>
    <style:style style:name="P79" style:family="paragraph" style:parent-style-name="Text_20_body">
      <style:text-properties style:font-name="Times New Roman" fo:font-size="12pt" fo:font-weight="normal" officeooo:rsid="0073874a" officeooo:paragraph-rsid="000ee2b4" style:font-name-asian="Times New Roman" style:font-size-asian="12pt" style:font-weight-asian="normal" style:font-name-complex="Times New Roman" style:font-size-complex="12pt" style:font-weight-complex="normal"/>
    </style:style>
    <style:style style:name="P80" style:family="paragraph" style:parent-style-name="Text_20_body">
      <style:text-properties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81" style:family="paragraph" style:parent-style-name="Text_20_body">
      <style:text-properties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82" style:family="paragraph" style:parent-style-name="Text_20_body">
      <style:text-properties style:font-name="Times New Roman" fo:font-size="12pt" fo:font-weight="normal" officeooo:rsid="00828778" officeooo:paragraph-rsid="000b3d44" style:font-name-asian="Times New Roman" style:font-size-asian="12pt" style:font-weight-asian="normal" style:font-name-complex="Times New Roman" style:font-size-complex="12pt" style:font-weight-complex="normal"/>
    </style:style>
    <style:style style:name="P83" style:family="paragraph" style:parent-style-name="Text_20_body">
      <style:text-properties style:font-name="Times New Roman" fo:font-size="12pt" fo:font-weight="normal" officeooo:rsid="00828778" officeooo:paragraph-rsid="000ee2b4" style:font-name-asian="Times New Roman" style:font-size-asian="12pt" style:font-weight-asian="normal" style:font-name-complex="Times New Roman" style:font-size-complex="12pt" style:font-weight-complex="normal"/>
    </style:style>
    <style:style style:name="P84" style:family="paragraph" style:parent-style-name="Text_20_body" style:list-style-name="L16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5" style:family="paragraph" style:parent-style-name="Text_20_body" style:list-style-name="L1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6" style:family="paragraph" style:parent-style-name="Text_20_body" style:list-style-name="L18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7" style:family="paragraph" style:parent-style-name="Text_20_body" style:list-style-name="L18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8" style:family="paragraph" style:parent-style-name="Text_20_body" style:list-style-name="L18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9" style:family="paragraph" style:parent-style-name="Text_20_body" style:list-style-name="L18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0" style:family="paragraph" style:parent-style-name="Text_20_body" style:list-style-name="L19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1" style:family="paragraph" style:parent-style-name="Text_20_body" style:list-style-name="L19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2" style:family="paragraph" style:parent-style-name="Text_20_body" style:list-style-name="L20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3" style:family="paragraph" style:parent-style-name="Text_20_body" style:list-style-name="L20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4" style:family="paragraph" style:parent-style-name="Text_20_body" style:list-style-name="L2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5" style:family="paragraph" style:parent-style-name="Text_20_body" style:list-style-name="L2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6" style:family="paragraph" style:parent-style-name="Text_20_body" style:list-style-name="L20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7" style:family="paragraph" style:parent-style-name="Text_20_body" style:list-style-name="L20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8" style:family="paragraph" style:parent-style-name="Text_20_body" style:list-style-name="L2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9" style:family="paragraph" style:parent-style-name="Text_20_body" style:list-style-name="L2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0" style:family="paragraph" style:parent-style-name="Text_20_body" style:list-style-name="L2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1" style:family="paragraph" style:parent-style-name="Text_20_body" style:list-style-name="L2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2" style:family="paragraph" style:parent-style-name="Text_20_body" style:list-style-name="L2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3" style:family="paragraph" style:parent-style-name="Text_20_body" style:list-style-name="L2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4" style:family="paragraph" style:parent-style-name="Text_20_body" style:list-style-name="L2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5" style:family="paragraph" style:parent-style-name="Text_20_body" style:list-style-name="L2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6" style:family="paragraph" style:parent-style-name="Text_20_body" style:list-style-name="L2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7" style:family="paragraph" style:parent-style-name="Text_20_body" style:list-style-name="L2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8" style:family="paragraph" style:parent-style-name="Text_20_body" style:list-style-name="L2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9" style:family="paragraph" style:parent-style-name="Text_20_body" style:list-style-name="L22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0" style:family="paragraph" style:parent-style-name="Text_20_body" style:list-style-name="L22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1" style:family="paragraph" style:parent-style-name="Text_20_body" style:list-style-name="L22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2" style:family="paragraph" style:parent-style-name="Text_20_body" style:list-style-name="L22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3" style:family="paragraph" style:parent-style-name="Text_20_body" style:list-style-name="L23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4" style:family="paragraph" style:parent-style-name="Text_20_body" style:list-style-name="L23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5" style:family="paragraph" style:parent-style-name="Text_20_body" style:list-style-name="L23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6" style:family="paragraph" style:parent-style-name="Text_20_body" style:list-style-name="L24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7" style:family="paragraph" style:parent-style-name="Text_20_body" style:list-style-name="L24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8" style:family="paragraph" style:parent-style-name="Text_20_body" style:list-style-name="L24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9" style:family="paragraph" style:parent-style-name="Text_20_body" style:list-style-name="L24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0" style:family="paragraph" style:parent-style-name="Text_20_body" style:list-style-name="L24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1" style:family="paragraph" style:parent-style-name="Text_20_body" style:list-style-name="L25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2" style:family="paragraph" style:parent-style-name="Text_20_body" style:list-style-name="L25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3" style:family="paragraph" style:parent-style-name="Text_20_body" style:list-style-name="L25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4" style:family="paragraph" style:parent-style-name="Text_20_body" style:list-style-name="L27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5" style:family="paragraph" style:parent-style-name="Text_20_body" style:list-style-name="L27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6" style:family="paragraph" style:parent-style-name="Text_20_body" style:list-style-name="L27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7" style:family="paragraph" style:parent-style-name="Text_20_body" style:list-style-name="L27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8" style:family="paragraph" style:parent-style-name="Text_20_body" style:list-style-name="L2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9" style:family="paragraph" style:parent-style-name="Text_20_body" style:list-style-name="L29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0" style:family="paragraph" style:parent-style-name="Text_20_body" style:list-style-name="L3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1" style:family="paragraph" style:parent-style-name="Text_20_body" style:list-style-name="L30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2" style:family="paragraph" style:parent-style-name="Text_20_body" style:list-style-name="L3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3" style:family="paragraph" style:parent-style-name="Text_20_body" style:list-style-name="L3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4" style:family="paragraph" style:parent-style-name="Text_20_body" style:list-style-name="L3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5" style:family="paragraph" style:parent-style-name="Text_20_body" style:list-style-name="L3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6" style:family="paragraph" style:parent-style-name="Text_20_body" style:list-style-name="L3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7" style:family="paragraph" style:parent-style-name="Text_20_body" style:list-style-name="L31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8" style:family="paragraph" style:parent-style-name="Text_20_body" style:list-style-name="L3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9" style:family="paragraph" style:parent-style-name="Text_20_body" style:list-style-name="L3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0" style:family="paragraph" style:parent-style-name="Text_20_body" style:list-style-name="L3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1" style:family="paragraph" style:parent-style-name="Text_20_body" style:list-style-name="L3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2" style:family="paragraph" style:parent-style-name="Text_20_body" style:list-style-name="L3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3" style:family="paragraph" style:parent-style-name="Text_20_body" style:list-style-name="L3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4" style:family="paragraph" style:parent-style-name="Text_20_body" style:list-style-name="L3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5" style:family="paragraph" style:parent-style-name="Text_20_body">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46" style:family="paragraph" style:parent-style-name="Text_20_body" style:list-style-name="L336">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47" style:family="paragraph" style:parent-style-name="Text_20_body">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48" style:family="paragraph" style:parent-style-name="Text_20_body" style:list-style-name="L359">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49" style:family="paragraph" style:parent-style-name="Text_20_body" style:list-style-name="L360">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50" style:family="paragraph" style:parent-style-name="Text_20_body">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51" style:family="paragraph" style:parent-style-name="Text_20_body" style:list-style-name="L36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2" style:family="paragraph" style:parent-style-name="Text_20_body" style:list-style-name="L47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3" style:family="paragraph" style:parent-style-name="Text_20_body" style:list-style-name="L47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4" style:family="paragraph" style:parent-style-name="Text_20_body" style:list-style-name="L48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5" style:family="paragraph" style:parent-style-name="Text_20_body" style:list-style-name="L48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6" style:family="paragraph" style:parent-style-name="Text_20_body" style:list-style-name="L49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7" style:family="paragraph" style:parent-style-name="Text_20_body" style:list-style-name="L49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8" style:family="paragraph" style:parent-style-name="Text_20_body" style:list-style-name="L49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9" style:family="paragraph" style:parent-style-name="Text_20_body" style:list-style-name="L49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0" style:family="paragraph" style:parent-style-name="Text_20_body" style:list-style-name="L49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1" style:family="paragraph" style:parent-style-name="Text_20_body" style:list-style-name="L49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2" style:family="paragraph" style:parent-style-name="Text_20_body" style:list-style-name="L50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3" style:family="paragraph" style:parent-style-name="Text_20_body" style:list-style-name="L50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4" style:family="paragraph" style:parent-style-name="Text_20_body" style:list-style-name="L50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5" style:family="paragraph" style:parent-style-name="Text_20_body" style:list-style-name="L50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6" style:family="paragraph" style:parent-style-name="Text_20_body" style:list-style-name="L50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7" style:family="paragraph" style:parent-style-name="Text_20_body" style:list-style-name="L50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8" style:family="paragraph" style:parent-style-name="Text_20_body" style:list-style-name="L50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9" style:family="paragraph" style:parent-style-name="Text_20_body" style:list-style-name="L50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0" style:family="paragraph" style:parent-style-name="Text_20_body" style:list-style-name="L50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1" style:family="paragraph" style:parent-style-name="Text_20_body" style:list-style-name="L51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2" style:family="paragraph" style:parent-style-name="Text_20_body" style:list-style-name="L51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3" style:family="paragraph" style:parent-style-name="Text_20_body" style:list-style-name="L51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4" style:family="paragraph" style:parent-style-name="Text_20_body" style:list-style-name="L51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5" style:family="paragraph" style:parent-style-name="Text_20_body" style:list-style-name="L51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6" style:family="paragraph" style:parent-style-name="Text_20_body" style:list-style-name="L51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7" style:family="paragraph" style:parent-style-name="Text_20_body" style:list-style-name="L52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8" style:family="paragraph" style:parent-style-name="Text_20_body" style:list-style-name="L52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9" style:family="paragraph" style:parent-style-name="Text_20_body" style:list-style-name="L52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0" style:family="paragraph" style:parent-style-name="Text_20_body" style:list-style-name="L53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1" style:family="paragraph" style:parent-style-name="Text_20_body" style:list-style-name="L53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2" style:family="paragraph" style:parent-style-name="Text_20_body" style:list-style-name="L53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3" style:family="paragraph" style:parent-style-name="Text_20_body" style:list-style-name="L53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4" style:family="paragraph" style:parent-style-name="Text_20_body" style:list-style-name="L53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5" style:family="paragraph" style:parent-style-name="Text_20_body" style:list-style-name="L54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6" style:family="paragraph" style:parent-style-name="Text_20_body" style:list-style-name="L54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7" style:family="paragraph" style:parent-style-name="Text_20_body" style:list-style-name="L54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8" style:family="paragraph" style:parent-style-name="Text_20_body" style:list-style-name="L56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9" style:family="paragraph" style:parent-style-name="Text_20_body" style:list-style-name="L56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0" style:family="paragraph" style:parent-style-name="Text_20_body" style:list-style-name="L56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1" style:family="paragraph" style:parent-style-name="Text_20_body" style:list-style-name="L56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2" style:family="paragraph" style:parent-style-name="Text_20_body" style:list-style-name="L57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3" style:family="paragraph" style:parent-style-name="Text_20_body">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94" style:family="paragraph" style:parent-style-name="Text_20_body" style:list-style-name="L594">
      <style:text-properties style:font-name="Times New Roman" fo:font-size="12pt" fo:font-weight="normal" officeooo:paragraph-rsid="0010a137" style:font-name-asian="Times New Roman" style:font-size-asian="12pt" style:font-weight-asian="normal" style:font-name-complex="Times New Roman" style:font-size-complex="12pt" style:font-weight-complex="normal"/>
    </style:style>
    <style:style style:name="P195" style:family="paragraph" style:parent-style-name="Text_20_body">
      <style:text-properties style:font-name="Times New Roman" fo:font-size="12pt" fo:font-weight="normal" officeooo:paragraph-rsid="0010a137" style:font-name-asian="Times New Roman" style:font-size-asian="12pt" style:font-weight-asian="normal" style:font-name-complex="Times New Roman" style:font-size-complex="12pt" style:font-weight-complex="normal"/>
    </style:style>
    <style:style style:name="P196" style:family="paragraph" style:parent-style-name="Text_20_body" style:list-style-name="L606">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197" style:family="paragraph" style:parent-style-name="Text_20_body" style:list-style-name="L607">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198" style:family="paragraph" style:parent-style-name="Text_20_body" style:list-style-name="L608">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199" style:family="paragraph" style:parent-style-name="Text_20_body">
      <style:text-properties style:font-name="Times New Roman" fo:font-size="12pt" fo:font-weight="normal" officeooo:paragraph-rsid="001117b4" style:font-name-asian="Times New Roman" style:font-size-asian="12pt" style:font-weight-asian="normal" style:font-name-complex="Times New Roman" style:font-size-complex="12pt" style:font-weight-complex="normal"/>
    </style:style>
    <style:style style:name="P200" style:family="paragraph" style:parent-style-name="Text_20_body">
      <style:text-properties style:font-name="Times New Roman" fo:font-size="12pt" fo:font-weight="normal" officeooo:paragraph-rsid="0011e48d" style:font-name-asian="Times New Roman" style:font-size-asian="12pt" style:font-weight-asian="normal" style:font-name-complex="Times New Roman" style:font-size-complex="12pt" style:font-weight-complex="normal"/>
    </style:style>
    <style:style style:name="P201" style:family="paragraph" style:parent-style-name="Text_20_body" style:list-style-name="L165">
      <style:paragraph-properties fo:text-align="justify" style:justify-single-word="false"/>
      <style:text-properties officeooo:paragraph-rsid="000b3d44"/>
    </style:style>
    <style:style style:name="P202" style:family="paragraph" style:parent-style-name="Text_20_body" style:list-style-name="L166">
      <style:paragraph-properties fo:text-align="justify" style:justify-single-word="false"/>
      <style:text-properties officeooo:paragraph-rsid="000b3d44"/>
    </style:style>
    <style:style style:name="P203" style:family="paragraph" style:parent-style-name="Text_20_body" style:list-style-name="L167">
      <style:paragraph-properties fo:text-align="justify" style:justify-single-word="false"/>
      <style:text-properties officeooo:paragraph-rsid="000b3d44"/>
    </style:style>
    <style:style style:name="P204" style:family="paragraph" style:parent-style-name="Text_20_body">
      <style:paragraph-properties fo:text-align="justify" style:justify-single-word="false"/>
      <style:text-properties officeooo:paragraph-rsid="000b3d44"/>
    </style:style>
    <style:style style:name="P205" style:family="paragraph" style:parent-style-name="Text_20_body" style:list-style-name="L331">
      <style:paragraph-properties fo:text-align="justify" style:justify-single-word="false"/>
      <style:text-properties officeooo:paragraph-rsid="000c802c"/>
    </style:style>
    <style:style style:name="P206" style:family="paragraph" style:parent-style-name="Text_20_body" style:list-style-name="L332">
      <style:paragraph-properties fo:text-align="justify" style:justify-single-word="false"/>
      <style:text-properties officeooo:paragraph-rsid="000c802c"/>
    </style:style>
    <style:style style:name="P207" style:family="paragraph" style:parent-style-name="Text_20_body" style:list-style-name="L333">
      <style:paragraph-properties fo:text-align="justify" style:justify-single-word="false"/>
      <style:text-properties officeooo:paragraph-rsid="000c802c"/>
    </style:style>
    <style:style style:name="P208" style:family="paragraph" style:parent-style-name="Text_20_body">
      <style:paragraph-properties fo:text-align="justify" style:justify-single-word="false"/>
      <style:text-properties officeooo:paragraph-rsid="000c802c"/>
    </style:style>
    <style:style style:name="P209" style:family="paragraph" style:parent-style-name="Text_20_body">
      <style:paragraph-properties fo:text-align="justify" style:justify-single-word="false"/>
      <style:text-properties officeooo:paragraph-rsid="000d1028"/>
    </style:style>
    <style:style style:name="P210" style:family="paragraph" style:parent-style-name="Text_20_body">
      <style:paragraph-properties fo:text-align="start" style:justify-single-word="false"/>
      <style:text-properties officeooo:paragraph-rsid="000b3d44"/>
    </style:style>
    <style:style style:name="P211" style:family="paragraph" style:parent-style-name="Text_20_body">
      <style:paragraph-properties fo:text-align="start" style:justify-single-word="false"/>
      <style:text-properties officeooo:paragraph-rsid="000c802c"/>
    </style:style>
    <style:style style:name="P212" style:family="paragraph" style:parent-style-name="Text_20_body">
      <style:paragraph-properties fo:text-align="justify" style:justify-single-word="false"/>
      <style:text-properties fo:color="#c9211e" loext:opacity="100%" style:font-name="Times New Roman" fo:font-size="12pt" fo:font-weight="normal" officeooo:paragraph-rsid="000b3d44" fo:background-color="#ffff00" style:font-name-asian="Times New Roman" style:font-size-asian="12pt" style:font-weight-asian="normal" style:font-name-complex="Times New Roman" style:font-size-complex="12pt" style:font-weight-complex="normal"/>
    </style:style>
    <style:style style:name="P213" style:family="paragraph" style:parent-style-name="Text_20_body">
      <style:paragraph-properties fo:text-align="justify" style:justify-single-word="false"/>
      <style:text-properties fo:color="#c9211e" loext:opacity="100%" style:font-name="Times New Roman" fo:font-size="12pt" fo:font-weight="normal" officeooo:paragraph-rsid="000d1028" fo:background-color="#ffff00" style:font-name-asian="Times New Roman" style:font-size-asian="12pt" style:font-weight-asian="normal" style:font-name-complex="Times New Roman" style:font-size-complex="12pt" style:font-weight-complex="normal"/>
    </style:style>
    <style:style style:name="P214" style:family="paragraph" style:parent-style-name="Text_20_body">
      <style:text-properties fo:color="#c9211e" loext:opacity="100%" style:font-name="Times New Roman" fo:font-size="12pt" fo:font-weight="normal" officeooo:rsid="0062a935" officeooo:paragraph-rsid="000b3d44" fo:background-color="#ffff00" style:font-name-asian="Times New Roman" style:font-size-asian="12pt" style:font-weight-asian="normal" style:font-name-complex="Times New Roman" style:font-size-complex="12pt" style:font-weight-complex="normal"/>
    </style:style>
    <style:style style:name="P215" style:family="paragraph" style:parent-style-name="Text_20_body">
      <style:text-properties fo:color="#c9211e" loext:opacity="100%" style:font-name="Times New Roman" fo:font-size="12pt" fo:font-weight="normal" officeooo:rsid="0062a935" officeooo:paragraph-rsid="000d1028" fo:background-color="#ffff00" style:font-name-asian="Times New Roman" style:font-size-asian="12pt" style:font-weight-asian="normal" style:font-name-complex="Times New Roman" style:font-size-complex="12pt" style:font-weight-complex="normal"/>
    </style:style>
    <style:style style:name="P216" style:family="paragraph" style:parent-style-name="Text_20_body">
      <style:text-properties officeooo:rsid="005794db" officeooo:paragraph-rsid="000b3d44"/>
    </style:style>
    <style:style style:name="P217" style:family="paragraph" style:parent-style-name="Text_20_body">
      <style:text-properties officeooo:rsid="005794db" officeooo:paragraph-rsid="000d1028"/>
    </style:style>
    <style:style style:name="P218" style:family="paragraph" style:parent-style-name="Text_20_body">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219" style:family="paragraph" style:parent-style-name="Text_20_body">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220" style:family="paragraph" style:parent-style-name="Text_20_body">
      <style:text-properties fo:color="#000000" loext:opacity="100%"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221" style:family="paragraph" style:parent-style-name="Text_20_body">
      <style:text-properties fo:color="#000000" loext:opacity="100%"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222" style:family="paragraph" style:parent-style-name="Text_20_body">
      <style:text-properties fo:color="#000000" loext:opacity="100%"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23" style:family="paragraph" style:parent-style-name="Text_20_body">
      <style:text-properties fo:color="#000000" loext:opacity="100%"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24" style:family="paragraph" style:parent-style-name="Text_20_body">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225" style:family="paragraph" style:parent-style-name="Text_20_body">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226" style:family="paragraph" style:parent-style-name="Text_20_body">
      <style:text-properties fo:color="#000000" loext:opacity="100%" style:font-name="Times New Roman" fo:font-size="12pt" fo:font-weight="normal" officeooo:rsid="002a67c0" officeooo:paragraph-rsid="0010a137" fo:background-color="transparent" style:font-name-asian="Times New Roman" style:font-size-asian="12pt" style:font-weight-asian="normal" style:font-name-complex="Times New Roman" style:font-size-complex="12pt" style:font-weight-complex="normal"/>
    </style:style>
    <style:style style:name="P227" style:family="paragraph" style:parent-style-name="Text_20_body">
      <style:text-properties fo:color="#000000" loext:opacity="100%" style:font-name="Times New Roman" fo:font-size="12pt" fo:font-weight="normal" officeooo:rsid="002a67c0" officeooo:paragraph-rsid="001117b4" fo:background-color="transparent" style:font-name-asian="Times New Roman" style:font-size-asian="12pt" style:font-weight-asian="normal" style:font-name-complex="Times New Roman" style:font-size-complex="12pt" style:font-weight-complex="normal"/>
    </style:style>
    <style:style style:name="P228" style:family="paragraph" style:parent-style-name="Text_20_body">
      <style:text-properties fo:color="#000000" loext:opacity="100%" style:font-name="Times New Roman" fo:font-size="12pt" fo:font-weight="normal" officeooo:rsid="002a67c0" officeooo:paragraph-rsid="0011e48d" fo:background-color="transparent" style:font-name-asian="Times New Roman" style:font-size-asian="12pt" style:font-weight-asian="normal" style:font-name-complex="Times New Roman" style:font-size-complex="12pt" style:font-weight-complex="normal"/>
    </style:style>
    <style:style style:name="P229" style:family="paragraph" style:parent-style-name="Text_20_body">
      <style:text-properties fo:color="#000000" loext:opacity="100%" style:font-name="Times New Roman" fo:font-size="12pt" fo:font-weight="normal" officeooo:rsid="00970673" officeooo:paragraph-rsid="000b3d44" fo:background-color="transparent" style:font-name-asian="Times New Roman" style:font-size-asian="12pt" style:font-weight-asian="normal" style:font-name-complex="Times New Roman" style:font-size-complex="12pt" style:font-weight-complex="normal"/>
    </style:style>
    <style:style style:name="P230" style:family="paragraph" style:parent-style-name="Text_20_body">
      <style:text-properties fo:color="#000000" loext:opacity="100%" style:font-name="Times New Roman" fo:font-size="12pt" fo:font-weight="normal" officeooo:rsid="00970673" officeooo:paragraph-rsid="000f2499" fo:background-color="transparent" style:font-name-asian="Times New Roman" style:font-size-asian="12pt" style:font-weight-asian="normal" style:font-name-complex="Times New Roman" style:font-size-complex="12pt" style:font-weight-complex="normal"/>
    </style:style>
    <style:style style:name="P231" style:family="paragraph" style:parent-style-name="Text_20_body">
      <style:text-properties fo:color="#000000" loext:opacity="100%" officeooo:rsid="008e8d97" officeooo:paragraph-rsid="000b3d44"/>
    </style:style>
    <style:style style:name="P232" style:family="paragraph" style:parent-style-name="Text_20_body">
      <style:text-properties fo:color="#000000" loext:opacity="100%" officeooo:rsid="008e8d97" officeooo:paragraph-rsid="000ee2b4"/>
    </style:style>
    <style:style style:name="P233" style:family="paragraph" style:parent-style-name="Text_20_body">
      <style:text-properties fo:color="#000000" loext:opacity="100%" style:font-name="Times New Roman" officeooo:rsid="007329ae" officeooo:paragraph-rsid="000b3d44"/>
    </style:style>
    <style:style style:name="P234" style:family="paragraph" style:parent-style-name="Text_20_body">
      <style:text-properties fo:color="#000000" loext:opacity="100%" style:font-name="Times New Roman" officeooo:rsid="007329ae" officeooo:paragraph-rsid="000ee2b4"/>
    </style:style>
    <style:style style:name="P235" style:family="paragraph" style:parent-style-name="Text_20_body">
      <style:text-properties fo:color="#000000" loext:opacity="100%" officeooo:paragraph-rsid="000b3d44"/>
    </style:style>
    <style:style style:name="P236" style:family="paragraph" style:parent-style-name="Text_20_body">
      <style:text-properties fo:color="#000000" loext:opacity="100%" officeooo:paragraph-rsid="000ee2b4"/>
    </style:style>
    <style:style style:name="P237" style:family="paragraph" style:parent-style-name="Text_20_body">
      <style:text-properties fo:font-weight="normal" officeooo:paragraph-rsid="000b3d44" style:font-weight-asian="normal" style:font-weight-complex="normal"/>
    </style:style>
    <style:style style:name="P238" style:family="paragraph" style:parent-style-name="Text_20_body">
      <style:text-properties fo:font-weight="normal" officeooo:paragraph-rsid="000f2499" style:font-weight-asian="normal" style:font-weight-complex="normal"/>
    </style:style>
    <style:style style:name="P239" style:family="paragraph" style:parent-style-name="Text_20_body">
      <style:text-properties fo:font-weight="bold" officeooo:paragraph-rsid="000b3d44" style:font-weight-asian="bold" style:font-weight-complex="bold"/>
    </style:style>
    <style:style style:name="P240" style:family="paragraph" style:parent-style-name="Text_20_body">
      <style:text-properties fo:font-weight="bold" officeooo:paragraph-rsid="0010a137" style:font-weight-asian="bold" style:font-weight-complex="bold"/>
    </style:style>
    <style:style style:name="P241" style:family="paragraph" style:parent-style-name="Text_20_body">
      <style:text-properties fo:font-weight="bold" officeooo:paragraph-rsid="001117b4" style:font-weight-asian="bold" style:font-weight-complex="bold"/>
    </style:style>
    <style:style style:name="P242" style:family="paragraph" style:parent-style-name="Text_20_body">
      <style:text-properties fo:font-weight="bold" officeooo:paragraph-rsid="0011e48d" style:font-weight-asian="bold" style:font-weight-complex="bold"/>
    </style:style>
    <style:style style:name="P243" style:family="paragraph" style:parent-style-name="Text_20_body" style:list-style-name="L168">
      <style:text-properties officeooo:paragraph-rsid="000b3d44"/>
    </style:style>
    <style:style style:name="P244" style:family="paragraph" style:parent-style-name="Text_20_body" style:list-style-name="L169">
      <style:text-properties officeooo:paragraph-rsid="000b3d44"/>
    </style:style>
    <style:style style:name="P245" style:family="paragraph" style:parent-style-name="Text_20_body" style:list-style-name="L170">
      <style:text-properties officeooo:paragraph-rsid="000b3d44"/>
    </style:style>
    <style:style style:name="P246" style:family="paragraph" style:parent-style-name="Text_20_body" style:list-style-name="L171">
      <style:text-properties officeooo:paragraph-rsid="000b3d44"/>
    </style:style>
    <style:style style:name="P247" style:family="paragraph" style:parent-style-name="Text_20_body" style:list-style-name="L172">
      <style:text-properties officeooo:paragraph-rsid="000b3d44"/>
    </style:style>
    <style:style style:name="P248" style:family="paragraph" style:parent-style-name="Text_20_body" style:list-style-name="L173">
      <style:text-properties officeooo:paragraph-rsid="000b3d44"/>
    </style:style>
    <style:style style:name="P249" style:family="paragraph" style:parent-style-name="Text_20_body" style:list-style-name="L174">
      <style:text-properties officeooo:paragraph-rsid="000b3d44"/>
    </style:style>
    <style:style style:name="P250" style:family="paragraph" style:parent-style-name="Text_20_body" style:list-style-name="L175">
      <style:text-properties officeooo:paragraph-rsid="000b3d44"/>
    </style:style>
    <style:style style:name="P251" style:family="paragraph" style:parent-style-name="Text_20_body" style:list-style-name="L176">
      <style:text-properties officeooo:paragraph-rsid="000b3d44"/>
    </style:style>
    <style:style style:name="P252" style:family="paragraph" style:parent-style-name="Text_20_body" style:list-style-name="L177">
      <style:text-properties officeooo:paragraph-rsid="000b3d44"/>
    </style:style>
    <style:style style:name="P253" style:family="paragraph" style:parent-style-name="Text_20_body" style:list-style-name="L178">
      <style:text-properties officeooo:paragraph-rsid="000b3d44"/>
    </style:style>
    <style:style style:name="P254" style:family="paragraph" style:parent-style-name="Text_20_body" style:list-style-name="L179">
      <style:text-properties officeooo:paragraph-rsid="000b3d44"/>
    </style:style>
    <style:style style:name="P255" style:family="paragraph" style:parent-style-name="Text_20_body" style:list-style-name="L181">
      <style:text-properties officeooo:paragraph-rsid="000b3d44"/>
    </style:style>
    <style:style style:name="P256" style:family="paragraph" style:parent-style-name="Text_20_body" style:list-style-name="L182">
      <style:text-properties officeooo:paragraph-rsid="000b3d44"/>
    </style:style>
    <style:style style:name="P257" style:family="paragraph" style:parent-style-name="Text_20_body" style:list-style-name="L183">
      <style:text-properties officeooo:paragraph-rsid="000b3d44"/>
    </style:style>
    <style:style style:name="P258" style:family="paragraph" style:parent-style-name="Text_20_body" style:list-style-name="L184">
      <style:text-properties officeooo:paragraph-rsid="000b3d44"/>
    </style:style>
    <style:style style:name="P259" style:family="paragraph" style:parent-style-name="Text_20_body" style:list-style-name="L185">
      <style:text-properties officeooo:paragraph-rsid="000b3d44"/>
    </style:style>
    <style:style style:name="P260" style:family="paragraph" style:parent-style-name="Text_20_body" style:list-style-name="L188">
      <style:text-properties officeooo:paragraph-rsid="000b3d44"/>
    </style:style>
    <style:style style:name="P261" style:family="paragraph" style:parent-style-name="Text_20_body" style:list-style-name="L189">
      <style:text-properties officeooo:paragraph-rsid="000b3d44"/>
    </style:style>
    <style:style style:name="P262" style:family="paragraph" style:parent-style-name="Text_20_body" style:list-style-name="L192">
      <style:text-properties officeooo:paragraph-rsid="000b3d44"/>
    </style:style>
    <style:style style:name="P263" style:family="paragraph" style:parent-style-name="Text_20_body" style:list-style-name="L193">
      <style:text-properties officeooo:paragraph-rsid="000b3d44"/>
    </style:style>
    <style:style style:name="P264" style:family="paragraph" style:parent-style-name="Text_20_body" style:list-style-name="L194">
      <style:text-properties officeooo:paragraph-rsid="000b3d44"/>
    </style:style>
    <style:style style:name="P265" style:family="paragraph" style:parent-style-name="Text_20_body" style:list-style-name="L195">
      <style:text-properties officeooo:paragraph-rsid="000b3d44"/>
    </style:style>
    <style:style style:name="P266" style:family="paragraph" style:parent-style-name="Text_20_body" style:list-style-name="L196">
      <style:text-properties officeooo:paragraph-rsid="000b3d44"/>
    </style:style>
    <style:style style:name="P267" style:family="paragraph" style:parent-style-name="Text_20_body" style:list-style-name="L197">
      <style:text-properties officeooo:paragraph-rsid="000b3d44"/>
    </style:style>
    <style:style style:name="P268" style:family="paragraph" style:parent-style-name="Text_20_body" style:list-style-name="L198">
      <style:text-properties officeooo:paragraph-rsid="000b3d44"/>
    </style:style>
    <style:style style:name="P269" style:family="paragraph" style:parent-style-name="Text_20_body" style:list-style-name="L199">
      <style:text-properties officeooo:paragraph-rsid="000b3d44"/>
    </style:style>
    <style:style style:name="P270" style:family="paragraph" style:parent-style-name="Text_20_body" style:list-style-name="L200">
      <style:text-properties officeooo:paragraph-rsid="000b3d44"/>
    </style:style>
    <style:style style:name="P271" style:family="paragraph" style:parent-style-name="Text_20_body" style:list-style-name="L201">
      <style:text-properties officeooo:paragraph-rsid="000b3d44"/>
    </style:style>
    <style:style style:name="P272" style:family="paragraph" style:parent-style-name="Text_20_body" style:list-style-name="L202">
      <style:text-properties officeooo:paragraph-rsid="000b3d44"/>
    </style:style>
    <style:style style:name="P273" style:family="paragraph" style:parent-style-name="Text_20_body" style:list-style-name="L203">
      <style:text-properties officeooo:paragraph-rsid="000b3d44"/>
    </style:style>
    <style:style style:name="P274" style:family="paragraph" style:parent-style-name="Text_20_body" style:list-style-name="L206">
      <style:text-properties officeooo:paragraph-rsid="000b3d44"/>
    </style:style>
    <style:style style:name="P275" style:family="paragraph" style:parent-style-name="Text_20_body" style:list-style-name="L214">
      <style:text-properties officeooo:paragraph-rsid="000b3d44"/>
    </style:style>
    <style:style style:name="P276" style:family="paragraph" style:parent-style-name="Text_20_body" style:list-style-name="L215">
      <style:text-properties officeooo:paragraph-rsid="000b3d44"/>
    </style:style>
    <style:style style:name="P277" style:family="paragraph" style:parent-style-name="Text_20_body" style:list-style-name="L226">
      <style:text-properties officeooo:paragraph-rsid="000b3d44"/>
    </style:style>
    <style:style style:name="P278" style:family="paragraph" style:parent-style-name="Text_20_body" style:list-style-name="L227">
      <style:text-properties officeooo:paragraph-rsid="000b3d44"/>
    </style:style>
    <style:style style:name="P279" style:family="paragraph" style:parent-style-name="Text_20_body" style:list-style-name="L228">
      <style:text-properties officeooo:paragraph-rsid="000b3d44"/>
    </style:style>
    <style:style style:name="P280" style:family="paragraph" style:parent-style-name="Text_20_body" style:list-style-name="L229">
      <style:text-properties officeooo:paragraph-rsid="000b3d44"/>
    </style:style>
    <style:style style:name="P281" style:family="paragraph" style:parent-style-name="Text_20_body" style:list-style-name="L230">
      <style:text-properties officeooo:paragraph-rsid="000b3d44"/>
    </style:style>
    <style:style style:name="P282" style:family="paragraph" style:parent-style-name="Text_20_body" style:list-style-name="L233">
      <style:text-properties officeooo:paragraph-rsid="000b3d44"/>
    </style:style>
    <style:style style:name="P283" style:family="paragraph" style:parent-style-name="Text_20_body" style:list-style-name="L234">
      <style:text-properties officeooo:paragraph-rsid="000b3d44"/>
    </style:style>
    <style:style style:name="P284" style:family="paragraph" style:parent-style-name="Text_20_body" style:list-style-name="L236">
      <style:text-properties officeooo:paragraph-rsid="000b3d44"/>
    </style:style>
    <style:style style:name="P285" style:family="paragraph" style:parent-style-name="Text_20_body" style:list-style-name="L237">
      <style:text-properties officeooo:paragraph-rsid="000b3d44"/>
    </style:style>
    <style:style style:name="P286" style:family="paragraph" style:parent-style-name="Text_20_body" style:list-style-name="L238">
      <style:text-properties officeooo:paragraph-rsid="000b3d44"/>
    </style:style>
    <style:style style:name="P287" style:family="paragraph" style:parent-style-name="Text_20_body" style:list-style-name="L239">
      <style:text-properties officeooo:paragraph-rsid="000b3d44"/>
    </style:style>
    <style:style style:name="P288" style:family="paragraph" style:parent-style-name="Text_20_body" style:list-style-name="L240">
      <style:text-properties officeooo:paragraph-rsid="000b3d44"/>
    </style:style>
    <style:style style:name="P289" style:family="paragraph" style:parent-style-name="Text_20_body" style:list-style-name="L241">
      <style:text-properties officeooo:paragraph-rsid="000b3d44"/>
    </style:style>
    <style:style style:name="P290" style:family="paragraph" style:parent-style-name="Text_20_body" style:list-style-name="L242">
      <style:text-properties officeooo:paragraph-rsid="000b3d44"/>
    </style:style>
    <style:style style:name="P291" style:family="paragraph" style:parent-style-name="Text_20_body" style:list-style-name="L243">
      <style:text-properties officeooo:paragraph-rsid="000b3d44"/>
    </style:style>
    <style:style style:name="P292" style:family="paragraph" style:parent-style-name="Text_20_body" style:list-style-name="L246">
      <style:text-properties officeooo:paragraph-rsid="000b3d44"/>
    </style:style>
    <style:style style:name="P293" style:family="paragraph" style:parent-style-name="Text_20_body" style:list-style-name="L251">
      <style:text-properties officeooo:paragraph-rsid="000b3d44"/>
    </style:style>
    <style:style style:name="P294" style:family="paragraph" style:parent-style-name="Text_20_body" style:list-style-name="L252">
      <style:text-properties officeooo:paragraph-rsid="000b3d44"/>
    </style:style>
    <style:style style:name="P295" style:family="paragraph" style:parent-style-name="Text_20_body" style:list-style-name="L254">
      <style:text-properties officeooo:paragraph-rsid="000b3d44"/>
    </style:style>
    <style:style style:name="P296" style:family="paragraph" style:parent-style-name="Text_20_body" style:list-style-name="L255">
      <style:text-properties officeooo:paragraph-rsid="000b3d44"/>
    </style:style>
    <style:style style:name="P297" style:family="paragraph" style:parent-style-name="Text_20_body" style:list-style-name="L256">
      <style:text-properties officeooo:paragraph-rsid="000b3d44"/>
    </style:style>
    <style:style style:name="P298" style:family="paragraph" style:parent-style-name="Text_20_body" style:list-style-name="L257">
      <style:text-properties officeooo:paragraph-rsid="000b3d44"/>
    </style:style>
    <style:style style:name="P299" style:family="paragraph" style:parent-style-name="Text_20_body" style:list-style-name="L258">
      <style:text-properties officeooo:paragraph-rsid="000b3d44"/>
    </style:style>
    <style:style style:name="P300" style:family="paragraph" style:parent-style-name="Text_20_body" style:list-style-name="L259">
      <style:text-properties officeooo:paragraph-rsid="000b3d44"/>
    </style:style>
    <style:style style:name="P301" style:family="paragraph" style:parent-style-name="Text_20_body" style:list-style-name="L260">
      <style:text-properties officeooo:paragraph-rsid="000b3d44"/>
    </style:style>
    <style:style style:name="P302" style:family="paragraph" style:parent-style-name="Text_20_body" style:list-style-name="L261">
      <style:text-properties officeooo:paragraph-rsid="000b3d44"/>
    </style:style>
    <style:style style:name="P303" style:family="paragraph" style:parent-style-name="Text_20_body" style:list-style-name="L262">
      <style:text-properties officeooo:paragraph-rsid="000b3d44"/>
    </style:style>
    <style:style style:name="P304" style:family="paragraph" style:parent-style-name="Text_20_body" style:list-style-name="L263">
      <style:text-properties officeooo:paragraph-rsid="000b3d44"/>
    </style:style>
    <style:style style:name="P305" style:family="paragraph" style:parent-style-name="Text_20_body" style:list-style-name="L264">
      <style:text-properties officeooo:paragraph-rsid="000b3d44"/>
    </style:style>
    <style:style style:name="P306" style:family="paragraph" style:parent-style-name="Text_20_body" style:list-style-name="L265">
      <style:text-properties officeooo:paragraph-rsid="000b3d44"/>
    </style:style>
    <style:style style:name="P307" style:family="paragraph" style:parent-style-name="Text_20_body" style:list-style-name="L266">
      <style:text-properties officeooo:paragraph-rsid="000b3d44"/>
    </style:style>
    <style:style style:name="P308" style:family="paragraph" style:parent-style-name="Text_20_body" style:list-style-name="L267">
      <style:text-properties officeooo:paragraph-rsid="000b3d44"/>
    </style:style>
    <style:style style:name="P309" style:family="paragraph" style:parent-style-name="Text_20_body" style:list-style-name="L268">
      <style:text-properties officeooo:paragraph-rsid="000b3d44"/>
    </style:style>
    <style:style style:name="P310" style:family="paragraph" style:parent-style-name="Text_20_body" style:list-style-name="L269">
      <style:text-properties officeooo:paragraph-rsid="000b3d44"/>
    </style:style>
    <style:style style:name="P311" style:family="paragraph" style:parent-style-name="Text_20_body" style:list-style-name="L270">
      <style:text-properties officeooo:paragraph-rsid="000b3d44"/>
    </style:style>
    <style:style style:name="P312" style:family="paragraph" style:parent-style-name="Text_20_body" style:list-style-name="L271">
      <style:text-properties officeooo:paragraph-rsid="000b3d44"/>
    </style:style>
    <style:style style:name="P313" style:family="paragraph" style:parent-style-name="Text_20_body" style:list-style-name="L272">
      <style:text-properties officeooo:paragraph-rsid="000b3d44"/>
    </style:style>
    <style:style style:name="P314" style:family="paragraph" style:parent-style-name="Text_20_body" style:list-style-name="L273">
      <style:text-properties officeooo:paragraph-rsid="000b3d44"/>
    </style:style>
    <style:style style:name="P315" style:family="paragraph" style:parent-style-name="Text_20_body" style:list-style-name="L275">
      <style:text-properties officeooo:paragraph-rsid="000b3d44"/>
    </style:style>
    <style:style style:name="P316" style:family="paragraph" style:parent-style-name="Text_20_body" style:list-style-name="L276">
      <style:text-properties officeooo:paragraph-rsid="000b3d44"/>
    </style:style>
    <style:style style:name="P317" style:family="paragraph" style:parent-style-name="Text_20_body" style:list-style-name="L281">
      <style:text-properties officeooo:paragraph-rsid="000b3d44"/>
    </style:style>
    <style:style style:name="P318" style:family="paragraph" style:parent-style-name="Text_20_body" style:list-style-name="L282">
      <style:text-properties officeooo:paragraph-rsid="000b3d44"/>
    </style:style>
    <style:style style:name="P319" style:family="paragraph" style:parent-style-name="Text_20_body" style:list-style-name="L283">
      <style:text-properties officeooo:paragraph-rsid="000b3d44"/>
    </style:style>
    <style:style style:name="P320" style:family="paragraph" style:parent-style-name="Text_20_body" style:list-style-name="L284">
      <style:text-properties officeooo:paragraph-rsid="000b3d44"/>
    </style:style>
    <style:style style:name="P321" style:family="paragraph" style:parent-style-name="Text_20_body" style:list-style-name="L285">
      <style:text-properties officeooo:paragraph-rsid="000b3d44"/>
    </style:style>
    <style:style style:name="P322" style:family="paragraph" style:parent-style-name="Text_20_body" style:list-style-name="L286">
      <style:text-properties officeooo:paragraph-rsid="000b3d44"/>
    </style:style>
    <style:style style:name="P323" style:family="paragraph" style:parent-style-name="Text_20_body" style:list-style-name="L287">
      <style:text-properties officeooo:paragraph-rsid="000b3d44"/>
    </style:style>
    <style:style style:name="P324" style:family="paragraph" style:parent-style-name="Text_20_body" style:list-style-name="L288">
      <style:text-properties officeooo:paragraph-rsid="000b3d44"/>
    </style:style>
    <style:style style:name="P325" style:family="paragraph" style:parent-style-name="Text_20_body" style:list-style-name="L289">
      <style:text-properties officeooo:paragraph-rsid="000b3d44"/>
    </style:style>
    <style:style style:name="P326" style:family="paragraph" style:parent-style-name="Text_20_body" style:list-style-name="L290">
      <style:text-properties officeooo:paragraph-rsid="000b3d44"/>
    </style:style>
    <style:style style:name="P327" style:family="paragraph" style:parent-style-name="Text_20_body" style:list-style-name="L291">
      <style:text-properties officeooo:paragraph-rsid="000b3d44"/>
    </style:style>
    <style:style style:name="P328" style:family="paragraph" style:parent-style-name="Text_20_body" style:list-style-name="L292">
      <style:text-properties officeooo:paragraph-rsid="000b3d44"/>
    </style:style>
    <style:style style:name="P329" style:family="paragraph" style:parent-style-name="Text_20_body" style:list-style-name="L293">
      <style:text-properties officeooo:paragraph-rsid="000b3d44"/>
    </style:style>
    <style:style style:name="P330" style:family="paragraph" style:parent-style-name="Text_20_body" style:list-style-name="L294">
      <style:text-properties officeooo:paragraph-rsid="000b3d44"/>
    </style:style>
    <style:style style:name="P331" style:family="paragraph" style:parent-style-name="Text_20_body" style:list-style-name="L295">
      <style:text-properties officeooo:paragraph-rsid="000b3d44"/>
    </style:style>
    <style:style style:name="P332" style:family="paragraph" style:parent-style-name="Text_20_body" style:list-style-name="L296">
      <style:text-properties officeooo:paragraph-rsid="000b3d44"/>
    </style:style>
    <style:style style:name="P333" style:family="paragraph" style:parent-style-name="Text_20_body" style:list-style-name="L297">
      <style:text-properties officeooo:paragraph-rsid="000b3d44"/>
    </style:style>
    <style:style style:name="P334" style:family="paragraph" style:parent-style-name="Text_20_body" style:list-style-name="L298">
      <style:text-properties officeooo:paragraph-rsid="000b3d44"/>
    </style:style>
    <style:style style:name="P335" style:family="paragraph" style:parent-style-name="Text_20_body" style:list-style-name="L299">
      <style:text-properties officeooo:paragraph-rsid="000b3d44"/>
    </style:style>
    <style:style style:name="P336" style:family="paragraph" style:parent-style-name="Text_20_body" style:list-style-name="L300">
      <style:text-properties officeooo:paragraph-rsid="000b3d44"/>
    </style:style>
    <style:style style:name="P337" style:family="paragraph" style:parent-style-name="Text_20_body" style:list-style-name="L301">
      <style:text-properties officeooo:paragraph-rsid="000b3d44"/>
    </style:style>
    <style:style style:name="P338" style:family="paragraph" style:parent-style-name="Text_20_body" style:list-style-name="L302">
      <style:text-properties officeooo:paragraph-rsid="000b3d44"/>
    </style:style>
    <style:style style:name="P339" style:family="paragraph" style:parent-style-name="Text_20_body" style:list-style-name="L303">
      <style:text-properties officeooo:paragraph-rsid="000b3d44"/>
    </style:style>
    <style:style style:name="P340" style:family="paragraph" style:parent-style-name="Text_20_body" style:list-style-name="L304">
      <style:text-properties officeooo:paragraph-rsid="000b3d44"/>
    </style:style>
    <style:style style:name="P341" style:family="paragraph" style:parent-style-name="Text_20_body" style:list-style-name="L308">
      <style:text-properties officeooo:paragraph-rsid="000b3d44"/>
    </style:style>
    <style:style style:name="P342" style:family="paragraph" style:parent-style-name="Text_20_body" style:list-style-name="L309">
      <style:text-properties officeooo:paragraph-rsid="000b3d44"/>
    </style:style>
    <style:style style:name="P343" style:family="paragraph" style:parent-style-name="Text_20_body">
      <style:text-properties officeooo:paragraph-rsid="000b3d44"/>
    </style:style>
    <style:style style:name="P344" style:family="paragraph" style:parent-style-name="Text_20_body" style:list-style-name="L334">
      <style:text-properties officeooo:paragraph-rsid="000d1028"/>
    </style:style>
    <style:style style:name="P345" style:family="paragraph" style:parent-style-name="Text_20_body" style:list-style-name="L336">
      <style:text-properties officeooo:paragraph-rsid="000d1028"/>
    </style:style>
    <style:style style:name="P346" style:family="paragraph" style:parent-style-name="Text_20_body">
      <style:text-properties officeooo:paragraph-rsid="000d1028"/>
    </style:style>
    <style:style style:name="P347" style:family="paragraph" style:parent-style-name="Text_20_body" style:list-style-name="L337">
      <style:text-properties officeooo:paragraph-rsid="000ee2b4"/>
    </style:style>
    <style:style style:name="P348" style:family="paragraph" style:parent-style-name="Text_20_body" style:list-style-name="L350">
      <style:text-properties officeooo:paragraph-rsid="000ee2b4"/>
    </style:style>
    <style:style style:name="P349" style:family="paragraph" style:parent-style-name="Text_20_body" style:list-style-name="L351">
      <style:text-properties officeooo:paragraph-rsid="000ee2b4"/>
    </style:style>
    <style:style style:name="P350" style:family="paragraph" style:parent-style-name="Text_20_body" style:list-style-name="L352">
      <style:text-properties officeooo:paragraph-rsid="000ee2b4"/>
    </style:style>
    <style:style style:name="P351" style:family="paragraph" style:parent-style-name="Text_20_body" style:list-style-name="L353">
      <style:text-properties officeooo:paragraph-rsid="000ee2b4"/>
    </style:style>
    <style:style style:name="P352" style:family="paragraph" style:parent-style-name="Text_20_body" style:list-style-name="L354">
      <style:text-properties officeooo:paragraph-rsid="000ee2b4"/>
    </style:style>
    <style:style style:name="P353" style:family="paragraph" style:parent-style-name="Text_20_body" style:list-style-name="L355">
      <style:text-properties officeooo:paragraph-rsid="000ee2b4"/>
    </style:style>
    <style:style style:name="P354" style:family="paragraph" style:parent-style-name="Text_20_body" style:list-style-name="L356">
      <style:text-properties officeooo:paragraph-rsid="000ee2b4"/>
    </style:style>
    <style:style style:name="P355" style:family="paragraph" style:parent-style-name="Text_20_body" style:list-style-name="L357">
      <style:text-properties officeooo:paragraph-rsid="000ee2b4"/>
    </style:style>
    <style:style style:name="P356" style:family="paragraph" style:parent-style-name="Text_20_body" style:list-style-name="L358">
      <style:text-properties officeooo:paragraph-rsid="000ee2b4"/>
    </style:style>
    <style:style style:name="P357" style:family="paragraph" style:parent-style-name="Text_20_body" style:list-style-name="L360">
      <style:text-properties officeooo:paragraph-rsid="000ee2b4"/>
    </style:style>
    <style:style style:name="P358" style:family="paragraph" style:parent-style-name="Text_20_body" style:list-style-name="L361">
      <style:text-properties officeooo:paragraph-rsid="000ee2b4"/>
    </style:style>
    <style:style style:name="P359" style:family="paragraph" style:parent-style-name="Text_20_body">
      <style:text-properties officeooo:paragraph-rsid="000ee2b4"/>
    </style:style>
    <style:style style:name="P360" style:family="paragraph" style:parent-style-name="Text_20_body" style:list-style-name="L362">
      <style:text-properties officeooo:paragraph-rsid="000f2499"/>
    </style:style>
    <style:style style:name="P361" style:family="paragraph" style:parent-style-name="Text_20_body" style:list-style-name="L474">
      <style:text-properties officeooo:paragraph-rsid="000f2499"/>
    </style:style>
    <style:style style:name="P362" style:family="paragraph" style:parent-style-name="Text_20_body" style:list-style-name="L475">
      <style:text-properties officeooo:paragraph-rsid="000f2499"/>
    </style:style>
    <style:style style:name="P363" style:family="paragraph" style:parent-style-name="Text_20_body" style:list-style-name="L478">
      <style:text-properties officeooo:paragraph-rsid="000f2499"/>
    </style:style>
    <style:style style:name="P364" style:family="paragraph" style:parent-style-name="Text_20_body" style:list-style-name="L479">
      <style:text-properties officeooo:paragraph-rsid="000f2499"/>
    </style:style>
    <style:style style:name="P365" style:family="paragraph" style:parent-style-name="Text_20_body" style:list-style-name="L482">
      <style:text-properties officeooo:paragraph-rsid="000f2499"/>
    </style:style>
    <style:style style:name="P366" style:family="paragraph" style:parent-style-name="Text_20_body" style:list-style-name="L483">
      <style:text-properties officeooo:paragraph-rsid="000f2499"/>
    </style:style>
    <style:style style:name="P367" style:family="paragraph" style:parent-style-name="Text_20_body" style:list-style-name="L484">
      <style:text-properties officeooo:paragraph-rsid="000f2499"/>
    </style:style>
    <style:style style:name="P368" style:family="paragraph" style:parent-style-name="Text_20_body" style:list-style-name="L485">
      <style:text-properties officeooo:paragraph-rsid="000f2499"/>
    </style:style>
    <style:style style:name="P369" style:family="paragraph" style:parent-style-name="Text_20_body" style:list-style-name="L486">
      <style:text-properties officeooo:paragraph-rsid="000f2499"/>
    </style:style>
    <style:style style:name="P370" style:family="paragraph" style:parent-style-name="Text_20_body" style:list-style-name="L487">
      <style:text-properties officeooo:paragraph-rsid="000f2499"/>
    </style:style>
    <style:style style:name="P371" style:family="paragraph" style:parent-style-name="Text_20_body" style:list-style-name="L488">
      <style:text-properties officeooo:paragraph-rsid="000f2499"/>
    </style:style>
    <style:style style:name="P372" style:family="paragraph" style:parent-style-name="Text_20_body" style:list-style-name="L489">
      <style:text-properties officeooo:paragraph-rsid="000f2499"/>
    </style:style>
    <style:style style:name="P373" style:family="paragraph" style:parent-style-name="Text_20_body" style:list-style-name="L490">
      <style:text-properties officeooo:paragraph-rsid="000f2499"/>
    </style:style>
    <style:style style:name="P374" style:family="paragraph" style:parent-style-name="Text_20_body" style:list-style-name="L491">
      <style:text-properties officeooo:paragraph-rsid="000f2499"/>
    </style:style>
    <style:style style:name="P375" style:family="paragraph" style:parent-style-name="Text_20_body" style:list-style-name="L492">
      <style:text-properties officeooo:paragraph-rsid="000f2499"/>
    </style:style>
    <style:style style:name="P376" style:family="paragraph" style:parent-style-name="Text_20_body" style:list-style-name="L493">
      <style:text-properties officeooo:paragraph-rsid="000f2499"/>
    </style:style>
    <style:style style:name="P377" style:family="paragraph" style:parent-style-name="Text_20_body" style:list-style-name="L496">
      <style:text-properties officeooo:paragraph-rsid="000f2499"/>
    </style:style>
    <style:style style:name="P378" style:family="paragraph" style:parent-style-name="Text_20_body" style:list-style-name="L504">
      <style:text-properties officeooo:paragraph-rsid="000f2499"/>
    </style:style>
    <style:style style:name="P379" style:family="paragraph" style:parent-style-name="Text_20_body" style:list-style-name="L505">
      <style:text-properties officeooo:paragraph-rsid="000f2499"/>
    </style:style>
    <style:style style:name="P380" style:family="paragraph" style:parent-style-name="Text_20_body" style:list-style-name="L516">
      <style:text-properties officeooo:paragraph-rsid="000f2499"/>
    </style:style>
    <style:style style:name="P381" style:family="paragraph" style:parent-style-name="Text_20_body" style:list-style-name="L517">
      <style:text-properties officeooo:paragraph-rsid="000f2499"/>
    </style:style>
    <style:style style:name="P382" style:family="paragraph" style:parent-style-name="Text_20_body" style:list-style-name="L518">
      <style:text-properties officeooo:paragraph-rsid="000f2499"/>
    </style:style>
    <style:style style:name="P383" style:family="paragraph" style:parent-style-name="Text_20_body" style:list-style-name="L519">
      <style:text-properties officeooo:paragraph-rsid="000f2499"/>
    </style:style>
    <style:style style:name="P384" style:family="paragraph" style:parent-style-name="Text_20_body" style:list-style-name="L520">
      <style:text-properties officeooo:paragraph-rsid="000f2499"/>
    </style:style>
    <style:style style:name="P385" style:family="paragraph" style:parent-style-name="Text_20_body" style:list-style-name="L523">
      <style:text-properties officeooo:paragraph-rsid="000f2499"/>
    </style:style>
    <style:style style:name="P386" style:family="paragraph" style:parent-style-name="Text_20_body" style:list-style-name="L524">
      <style:text-properties officeooo:paragraph-rsid="000f2499"/>
    </style:style>
    <style:style style:name="P387" style:family="paragraph" style:parent-style-name="Text_20_body" style:list-style-name="L526">
      <style:text-properties officeooo:paragraph-rsid="000f2499"/>
    </style:style>
    <style:style style:name="P388" style:family="paragraph" style:parent-style-name="Text_20_body" style:list-style-name="L527">
      <style:text-properties officeooo:paragraph-rsid="000f2499"/>
    </style:style>
    <style:style style:name="P389" style:family="paragraph" style:parent-style-name="Text_20_body" style:list-style-name="L528">
      <style:text-properties officeooo:paragraph-rsid="000f2499"/>
    </style:style>
    <style:style style:name="P390" style:family="paragraph" style:parent-style-name="Text_20_body" style:list-style-name="L529">
      <style:text-properties officeooo:paragraph-rsid="000f2499"/>
    </style:style>
    <style:style style:name="P391" style:family="paragraph" style:parent-style-name="Text_20_body" style:list-style-name="L530">
      <style:text-properties officeooo:paragraph-rsid="000f2499"/>
    </style:style>
    <style:style style:name="P392" style:family="paragraph" style:parent-style-name="Text_20_body" style:list-style-name="L531">
      <style:text-properties officeooo:paragraph-rsid="000f2499"/>
    </style:style>
    <style:style style:name="P393" style:family="paragraph" style:parent-style-name="Text_20_body" style:list-style-name="L532">
      <style:text-properties officeooo:paragraph-rsid="000f2499"/>
    </style:style>
    <style:style style:name="P394" style:family="paragraph" style:parent-style-name="Text_20_body" style:list-style-name="L533">
      <style:text-properties officeooo:paragraph-rsid="000f2499"/>
    </style:style>
    <style:style style:name="P395" style:family="paragraph" style:parent-style-name="Text_20_body" style:list-style-name="L536">
      <style:text-properties officeooo:paragraph-rsid="000f2499"/>
    </style:style>
    <style:style style:name="P396" style:family="paragraph" style:parent-style-name="Text_20_body" style:list-style-name="L541">
      <style:text-properties officeooo:paragraph-rsid="000f2499"/>
    </style:style>
    <style:style style:name="P397" style:family="paragraph" style:parent-style-name="Text_20_body" style:list-style-name="L542">
      <style:text-properties officeooo:paragraph-rsid="000f2499"/>
    </style:style>
    <style:style style:name="P398" style:family="paragraph" style:parent-style-name="Text_20_body" style:list-style-name="L544">
      <style:text-properties officeooo:paragraph-rsid="000f2499"/>
    </style:style>
    <style:style style:name="P399" style:family="paragraph" style:parent-style-name="Text_20_body" style:list-style-name="L545">
      <style:text-properties officeooo:paragraph-rsid="000f2499"/>
    </style:style>
    <style:style style:name="P400" style:family="paragraph" style:parent-style-name="Text_20_body" style:list-style-name="L546">
      <style:text-properties officeooo:paragraph-rsid="000f2499"/>
    </style:style>
    <style:style style:name="P401" style:family="paragraph" style:parent-style-name="Text_20_body" style:list-style-name="L547">
      <style:text-properties officeooo:paragraph-rsid="000f2499"/>
    </style:style>
    <style:style style:name="P402" style:family="paragraph" style:parent-style-name="Text_20_body" style:list-style-name="L548">
      <style:text-properties officeooo:paragraph-rsid="000f2499"/>
    </style:style>
    <style:style style:name="P403" style:family="paragraph" style:parent-style-name="Text_20_body" style:list-style-name="L549">
      <style:text-properties officeooo:paragraph-rsid="000f2499"/>
    </style:style>
    <style:style style:name="P404" style:family="paragraph" style:parent-style-name="Text_20_body" style:list-style-name="L550">
      <style:text-properties officeooo:paragraph-rsid="000f2499"/>
    </style:style>
    <style:style style:name="P405" style:family="paragraph" style:parent-style-name="Text_20_body" style:list-style-name="L551">
      <style:text-properties officeooo:paragraph-rsid="000f2499"/>
    </style:style>
    <style:style style:name="P406" style:family="paragraph" style:parent-style-name="Text_20_body" style:list-style-name="L552">
      <style:text-properties officeooo:paragraph-rsid="000f2499"/>
    </style:style>
    <style:style style:name="P407" style:family="paragraph" style:parent-style-name="Text_20_body" style:list-style-name="L553">
      <style:text-properties officeooo:paragraph-rsid="000f2499"/>
    </style:style>
    <style:style style:name="P408" style:family="paragraph" style:parent-style-name="Text_20_body" style:list-style-name="L554">
      <style:text-properties officeooo:paragraph-rsid="000f2499"/>
    </style:style>
    <style:style style:name="P409" style:family="paragraph" style:parent-style-name="Text_20_body" style:list-style-name="L555">
      <style:text-properties officeooo:paragraph-rsid="000f2499"/>
    </style:style>
    <style:style style:name="P410" style:family="paragraph" style:parent-style-name="Text_20_body" style:list-style-name="L556">
      <style:text-properties officeooo:paragraph-rsid="000f2499"/>
    </style:style>
    <style:style style:name="P411" style:family="paragraph" style:parent-style-name="Text_20_body" style:list-style-name="L557">
      <style:text-properties officeooo:paragraph-rsid="000f2499"/>
    </style:style>
    <style:style style:name="P412" style:family="paragraph" style:parent-style-name="Text_20_body" style:list-style-name="L558">
      <style:text-properties officeooo:paragraph-rsid="000f2499"/>
    </style:style>
    <style:style style:name="P413" style:family="paragraph" style:parent-style-name="Text_20_body" style:list-style-name="L559">
      <style:text-properties officeooo:paragraph-rsid="000f2499"/>
    </style:style>
    <style:style style:name="P414" style:family="paragraph" style:parent-style-name="Text_20_body" style:list-style-name="L560">
      <style:text-properties officeooo:paragraph-rsid="000f2499"/>
    </style:style>
    <style:style style:name="P415" style:family="paragraph" style:parent-style-name="Text_20_body" style:list-style-name="L561">
      <style:text-properties officeooo:paragraph-rsid="000f2499"/>
    </style:style>
    <style:style style:name="P416" style:family="paragraph" style:parent-style-name="Text_20_body" style:list-style-name="L562">
      <style:text-properties officeooo:paragraph-rsid="000f2499"/>
    </style:style>
    <style:style style:name="P417" style:family="paragraph" style:parent-style-name="Text_20_body" style:list-style-name="L563">
      <style:text-properties officeooo:paragraph-rsid="000f2499"/>
    </style:style>
    <style:style style:name="P418" style:family="paragraph" style:parent-style-name="Text_20_body" style:list-style-name="L565">
      <style:text-properties officeooo:paragraph-rsid="000f2499"/>
    </style:style>
    <style:style style:name="P419" style:family="paragraph" style:parent-style-name="Text_20_body" style:list-style-name="L566">
      <style:text-properties officeooo:paragraph-rsid="000f2499"/>
    </style:style>
    <style:style style:name="P420" style:family="paragraph" style:parent-style-name="Text_20_body" style:list-style-name="L571">
      <style:text-properties officeooo:paragraph-rsid="000f2499"/>
    </style:style>
    <style:style style:name="P421" style:family="paragraph" style:parent-style-name="Text_20_body" style:list-style-name="L572">
      <style:text-properties officeooo:paragraph-rsid="000f2499"/>
    </style:style>
    <style:style style:name="P422" style:family="paragraph" style:parent-style-name="Text_20_body" style:list-style-name="L573">
      <style:text-properties officeooo:paragraph-rsid="000f2499"/>
    </style:style>
    <style:style style:name="P423" style:family="paragraph" style:parent-style-name="Text_20_body" style:list-style-name="L574">
      <style:text-properties officeooo:paragraph-rsid="000f2499"/>
    </style:style>
    <style:style style:name="P424" style:family="paragraph" style:parent-style-name="Text_20_body" style:list-style-name="L575">
      <style:text-properties officeooo:paragraph-rsid="000f2499"/>
    </style:style>
    <style:style style:name="P425" style:family="paragraph" style:parent-style-name="Text_20_body" style:list-style-name="L576">
      <style:text-properties officeooo:paragraph-rsid="000f2499"/>
    </style:style>
    <style:style style:name="P426" style:family="paragraph" style:parent-style-name="Text_20_body" style:list-style-name="L577">
      <style:text-properties officeooo:paragraph-rsid="000f2499"/>
    </style:style>
    <style:style style:name="P427" style:family="paragraph" style:parent-style-name="Text_20_body" style:list-style-name="L578">
      <style:text-properties officeooo:paragraph-rsid="000f2499"/>
    </style:style>
    <style:style style:name="P428" style:family="paragraph" style:parent-style-name="Text_20_body" style:list-style-name="L579">
      <style:text-properties officeooo:paragraph-rsid="000f2499"/>
    </style:style>
    <style:style style:name="P429" style:family="paragraph" style:parent-style-name="Text_20_body" style:list-style-name="L580">
      <style:text-properties officeooo:paragraph-rsid="000f2499"/>
    </style:style>
    <style:style style:name="P430" style:family="paragraph" style:parent-style-name="Text_20_body" style:list-style-name="L581">
      <style:text-properties officeooo:paragraph-rsid="000f2499"/>
    </style:style>
    <style:style style:name="P431" style:family="paragraph" style:parent-style-name="Text_20_body" style:list-style-name="L582">
      <style:text-properties officeooo:paragraph-rsid="000f2499"/>
    </style:style>
    <style:style style:name="P432" style:family="paragraph" style:parent-style-name="Text_20_body" style:list-style-name="L583">
      <style:text-properties officeooo:paragraph-rsid="000f2499"/>
    </style:style>
    <style:style style:name="P433" style:family="paragraph" style:parent-style-name="Text_20_body" style:list-style-name="L584">
      <style:text-properties officeooo:paragraph-rsid="000f2499"/>
    </style:style>
    <style:style style:name="P434" style:family="paragraph" style:parent-style-name="Text_20_body">
      <style:text-properties officeooo:paragraph-rsid="000f2499"/>
    </style:style>
    <style:style style:name="P435" style:family="paragraph" style:parent-style-name="Text_20_body" style:list-style-name="L585">
      <style:text-properties officeooo:paragraph-rsid="0010a137"/>
    </style:style>
    <style:style style:name="P436" style:family="paragraph" style:parent-style-name="Text_20_body" style:list-style-name="L594">
      <style:text-properties officeooo:paragraph-rsid="0010a137"/>
    </style:style>
    <style:style style:name="P437" style:family="paragraph" style:parent-style-name="Text_20_body" style:list-style-name="L595">
      <style:text-properties officeooo:paragraph-rsid="0010a137"/>
    </style:style>
    <style:style style:name="P438" style:family="paragraph" style:parent-style-name="Text_20_body" style:list-style-name="L596">
      <style:text-properties officeooo:paragraph-rsid="0010a137"/>
    </style:style>
    <style:style style:name="P439" style:family="paragraph" style:parent-style-name="Text_20_body" style:list-style-name="L597">
      <style:text-properties officeooo:paragraph-rsid="0010a137"/>
    </style:style>
    <style:style style:name="P440" style:family="paragraph" style:parent-style-name="Text_20_body" style:list-style-name="L598">
      <style:text-properties officeooo:paragraph-rsid="0010a137"/>
    </style:style>
    <style:style style:name="P441" style:family="paragraph" style:parent-style-name="Text_20_body" style:list-style-name="L599">
      <style:text-properties officeooo:paragraph-rsid="0010a137"/>
    </style:style>
    <style:style style:name="P442" style:family="paragraph" style:parent-style-name="Text_20_body" style:list-style-name="L600">
      <style:text-properties officeooo:paragraph-rsid="0010a137"/>
    </style:style>
    <style:style style:name="P443" style:family="paragraph" style:parent-style-name="Text_20_body" style:list-style-name="L601">
      <style:text-properties officeooo:paragraph-rsid="0010a137"/>
    </style:style>
    <style:style style:name="P444" style:family="paragraph" style:parent-style-name="Text_20_body">
      <style:text-properties officeooo:paragraph-rsid="0010a137"/>
    </style:style>
    <style:style style:name="P445" style:family="paragraph" style:parent-style-name="Text_20_body" style:list-style-name="L602">
      <style:text-properties officeooo:paragraph-rsid="001117b4"/>
    </style:style>
    <style:style style:name="P446" style:family="paragraph" style:parent-style-name="Text_20_body">
      <style:text-properties officeooo:paragraph-rsid="001117b4"/>
    </style:style>
    <style:style style:name="P447" style:family="paragraph" style:parent-style-name="Text_20_body">
      <style:text-properties officeooo:paragraph-rsid="0011e48d"/>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b3759e"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389bd7"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891a3c"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5a1d80"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3a296f"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2b7fe2" style:font-name-asian="Times New Roman"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8bb3d2"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2a67c0" style:font-name-asian="Times New Roman"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2a7770" style:font-name-asian="Times New Roman"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417ade" style:font-name-asian="Times New Roman"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ac7b71" style:font-name-asian="Times New Roman"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ad4438" style:font-name-asian="Times New Roman"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4cffa" style:font-name-asian="Times New Roman"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83cfda" style:font-name-asian="Times New Roman"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85bdc0" style:font-name-asian="Times New Roman"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9ddc42" style:font-name-asian="Times New Roman" style:font-size-asian="12pt" style:font-weight-asian="normal" style:font-name-complex="Times New Roman" style:font-size-complex="12pt" style:font-weight-complex="normal"/>
    </style:style>
    <style:style style:name="T19" style:family="text">
      <style:text-properties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21" style:family="text">
      <style:text-properties style:font-name="Times New Roman" fo:font-size="12pt" style:font-name-asian="Times New Roman" style:font-size-asian="12pt" style:font-name-complex="Times New Roman" style:font-size-complex="12pt"/>
    </style:style>
    <style:style style:name="T22" style:family="text">
      <style:text-properties officeooo:rsid="000f6b77"/>
    </style:style>
    <style:style style:name="T23" style:family="text">
      <style:text-properties fo:color="#c9211e"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4" style:family="text">
      <style:text-properties fo:color="#c9211e" loext:opacity="100%" style:font-name="Times New Roman" fo:font-size="12pt" fo:font-weight="normal" officeooo:rsid="0014dd27" style:font-name-asian="Times New Roman" style:font-size-asian="12pt" style:font-weight-asian="normal" style:font-name-complex="Times New Roman" style:font-size-complex="12pt" style:font-weight-complex="normal"/>
    </style:style>
    <style:style style:name="T25" style:family="text">
      <style:text-properties fo:color="#c9211e" loext:opacity="100%"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26"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7" style:family="text">
      <style:text-properties fo:color="#c9211e" loext:opacity="100%" style:font-name="Times New Roman" fo:font-size="12pt" fo:font-weight="normal" officeooo:rsid="0060f63b" fo:background-color="#ffff00" loext:char-shading-value="0" style:font-name-asian="Times New Roman" style:font-size-asian="12pt" style:font-weight-asian="normal" style:font-name-complex="Times New Roman" style:font-size-complex="12pt" style:font-weight-complex="normal"/>
    </style:style>
    <style:style style:name="T28" style:family="text">
      <style:text-properties fo:color="#c9211e" loext:opacity="100%" style:font-name="Times New Roman" fo:font-size="12pt" fo:font-weight="normal" officeooo:rsid="006225fa" fo:background-color="#ffff00" loext:char-shading-value="0" style:font-name-asian="Times New Roman" style:font-size-asian="12pt" style:font-weight-asian="normal" style:font-name-complex="Times New Roman" style:font-size-complex="12pt" style:font-weight-complex="normal"/>
    </style:style>
    <style:style style:name="T29" style:family="text">
      <style:text-properties fo:color="#c9211e" loext:opacity="100%" style:font-name="Times New Roman" fo:font-size="12pt" fo:font-weight="normal" officeooo:rsid="00431591" fo:background-color="#ffff00" loext:char-shading-value="0" style:font-name-asian="Times New Roman" style:font-size-asian="12pt" style:font-weight-asian="normal" style:font-name-complex="Times New Roman" style:font-size-complex="12pt" style:font-weight-complex="normal"/>
    </style:style>
    <style:style style:name="T30"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1"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2"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33" style:family="text">
      <style:text-properties fo:color="#ff0000" loext:opacity="100%"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34" style:family="text">
      <style:text-properties fo:color="#ff0000" loext:opacity="100%" style:font-name="Times New Roman" fo:font-size="12pt" fo:font-weight="normal" officeooo:rsid="002a67c0" fo:background-color="#ffff00" loext:char-shading-value="0" style:font-name-asian="Times New Roman" style:font-size-asian="12pt" style:font-weight-asian="normal" style:font-name-complex="Times New Roman" style:font-size-complex="12pt" style:font-weight-complex="normal"/>
    </style:style>
    <style:style style:name="T35" style:family="text">
      <style:text-properties fo:color="#ff0000" loext:opacity="100%" style:font-name="Times New Roman" fo:font-size="12pt" fo:font-weight="normal" officeooo:rsid="002b7fe2" fo:background-color="#ffff00" loext:char-shading-value="0" style:font-name-asian="Times New Roman" style:font-size-asian="12pt" style:font-weight-asian="normal" style:font-name-complex="Times New Roman" style:font-size-complex="12pt" style:font-weight-complex="normal"/>
    </style:style>
    <style:style style:name="T36" style:family="text">
      <style:text-properties officeooo:rsid="0009dff2"/>
    </style:style>
    <style:style style:name="T37" style:family="text">
      <style:text-properties officeooo:rsid="001478d6"/>
    </style:style>
    <style:style style:name="T38" style:family="text">
      <style:text-properties officeooo:rsid="001df21c"/>
    </style:style>
    <style:style style:name="T39" style:family="text">
      <style:text-properties officeooo:rsid="0020818c"/>
    </style:style>
    <style:style style:name="T40" style:family="text">
      <style:text-properties officeooo:rsid="0020acaa"/>
    </style:style>
    <style:style style:name="T41" style:family="text">
      <style:text-properties officeooo:rsid="0022de8e"/>
    </style:style>
    <style:style style:name="T42" style:family="text">
      <style:text-properties officeooo:rsid="0026b093"/>
    </style:style>
    <style:style style:name="T43" style:family="text">
      <style:text-properties officeooo:rsid="0025f4b3"/>
    </style:style>
    <style:style style:name="T44" style:family="text">
      <style:text-properties officeooo:rsid="00327546"/>
    </style:style>
    <style:style style:name="T45" style:family="text">
      <style:text-properties officeooo:rsid="0033cd42"/>
    </style:style>
    <style:style style:name="T46" style:family="text">
      <style:text-properties officeooo:rsid="0034666a"/>
    </style:style>
    <style:style style:name="T47" style:family="text">
      <style:text-properties officeooo:rsid="00353ae6"/>
    </style:style>
    <style:style style:name="T48" style:family="text">
      <style:text-properties officeooo:rsid="004704f8"/>
    </style:style>
    <style:style style:name="T49" style:family="text">
      <style:text-properties officeooo:rsid="00531adb"/>
    </style:style>
    <style:style style:name="T50" style:family="text">
      <style:text-properties officeooo:rsid="0053fd8e"/>
    </style:style>
    <style:style style:name="T51" style:family="text">
      <style:text-properties officeooo:rsid="00545724"/>
    </style:style>
    <style:style style:name="T52" style:family="text">
      <style:text-properties officeooo:rsid="006a3291"/>
    </style:style>
    <style:style style:name="T53" style:family="text">
      <style:text-properties officeooo:rsid="006cb05f"/>
    </style:style>
    <style:style style:name="T54" style:family="text">
      <style:text-properties officeooo:rsid="00711554"/>
    </style:style>
    <style:style style:name="T55" style:family="text">
      <style:text-properties officeooo:rsid="006de33e"/>
    </style:style>
    <style:style style:name="T56" style:family="text">
      <style:text-properties officeooo:rsid="0073874a"/>
    </style:style>
    <style:style style:name="T57" style:family="text">
      <style:text-properties officeooo:rsid="0075d89c"/>
    </style:style>
    <style:style style:name="T58" style:family="text">
      <style:text-properties officeooo:rsid="00770d49"/>
    </style:style>
    <style:style style:name="T59" style:family="text">
      <style:text-properties officeooo:rsid="007ad27e"/>
    </style:style>
    <style:style style:name="T60" style:family="text">
      <style:text-properties officeooo:rsid="007bb171"/>
    </style:style>
    <style:style style:name="T61" style:family="text">
      <style:text-properties officeooo:rsid="00789d2d"/>
    </style:style>
    <style:style style:name="T62" style:family="text">
      <style:text-properties fo:color="#000000" loext:opacity="100%"/>
    </style:style>
    <style:style style:name="T63"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64" style:family="text">
      <style:text-properties fo:color="#000000" loext:opacity="100%" style:font-name="Times New Roman" fo:font-size="12pt" fo:font-weight="normal" officeooo:rsid="007329ae" style:font-name-asian="Times New Roman" style:font-size-asian="12pt" style:font-weight-asian="normal" style:font-name-complex="Times New Roman" style:font-size-complex="12pt" style:font-weight-complex="normal"/>
    </style:style>
    <style:style style:name="T65" style:family="text">
      <style:text-properties fo:color="#000000" loext:opacity="100%" style:font-name="Times New Roman" fo:font-size="12pt" fo:font-weight="normal" officeooo:rsid="002a67c0" fo:background-color="transparent" loext:char-shading-value="0" style:font-name-asian="Times New Roman" style:font-size-asian="12pt" style:font-weight-asian="normal" style:font-name-complex="Times New Roman" style:font-size-complex="12pt" style:font-weight-complex="normal"/>
    </style:style>
    <style:style style:name="T66" style:family="text">
      <style:text-properties fo:color="#000000" loext:opacity="100%" style:font-name="Times New Roman" fo:font-size="12pt" fo:font-weight="normal" officeooo:rsid="0094c30a" fo:background-color="transparent" loext:char-shading-value="0" style:font-name-asian="Times New Roman" style:font-size-asian="12pt" style:font-weight-asian="normal" style:font-name-complex="Times New Roman" style:font-size-complex="12pt" style:font-weight-complex="normal"/>
    </style:style>
    <style:style style:name="T67" style:family="text">
      <style:text-properties fo:color="#000000" loext:opacity="100%" style:font-name="Times New Roman" fo:font-size="12pt" fo:font-weight="normal" officeooo:rsid="00970673" fo:background-color="transparent" loext:char-shading-value="0" style:font-name-asian="Times New Roman" style:font-size-asian="12pt" style:font-weight-asian="normal" style:font-name-complex="Times New Roman" style:font-size-complex="12pt" style:font-weight-complex="normal"/>
    </style:style>
    <style:style style:name="T68" style:family="text">
      <style:text-properties fo:color="#000000" loext:opacity="100%" style:font-name="Times New Roman" fo:font-size="12pt" fo:font-weight="normal" officeooo:rsid="00983877" fo:background-color="transparent" loext:char-shading-value="0" style:font-name-asian="Times New Roman" style:font-size-asian="12pt" style:font-weight-asian="normal" style:font-name-complex="Times New Roman" style:font-size-complex="12pt" style:font-weight-complex="normal"/>
    </style:style>
    <style:style style:name="T69" style:family="text">
      <style:text-properties fo:color="#000000" loext:opacity="100%" officeooo:rsid="007329ae"/>
    </style:style>
    <style:style style:name="T70" style:family="text">
      <style:text-properties fo:color="#000000" loext:opacity="100%" officeooo:rsid="002a67c0" fo:background-color="transparent" loext:char-shading-value="0"/>
    </style:style>
    <style:style style:name="T71" style:family="text">
      <style:text-properties officeooo:rsid="008cea05"/>
    </style:style>
    <style:style style:name="T72" style:family="text">
      <style:text-properties officeooo:rsid="00389bd7"/>
    </style:style>
    <style:style style:name="T73" style:family="text">
      <style:text-properties officeooo:rsid="00891a3c"/>
    </style:style>
    <style:style style:name="T74" style:family="text">
      <style:text-properties officeooo:rsid="005a1d8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span text:style-name="T70"/></text:p>
      <text:p text:style-name="P228">7. EDUCACIÓN, APRENDIZAJE Y MEJORA CONTÍNUA</text:p>
      <text:p text:style-name="P228">7.1 Cultura de la ignorancia inducida: necesidad y privación planificadas</text:p>
      <text:p text:style-name="P228">La ignorancia no es, en la mayoría de los casos, un fenómeno accidental ni una mera ausencia de conocimiento. En contextos institucionales, sociales y estructurales, la ignorancia es una condición producida, sostenida y distribuida intencionalmente. Esta sección examina la arquitectura sistémica de la ignorancia inducida, centrándose en su relación con los dispositivos educativos formales, las estructuras sanitarias, los entornos laborales y la administración del conocimiento útil. Lo hace desde un enfoque transdisciplinar, incorporando aportaciones de la antropología crítica, la epistemología de la ignorancia, los estudios sobre necroeducación y las teorías de la dominación cultural.</text:p>
      <text:p text:style-name="P200">El análisis parte del principio de que una parte significativa del sufrimiento evitable —incluido el producido por las prácticas psiquiátricas coercitivas, la medicalización no informada, la exclusión estructural de poblaciones enteras de los circuitos de decisión— se mantiene y reproduce mediante formas de ignorancia que no son espontáneas, sino inducidas. Estas formas incluyen la fragmentación de la información, la selección estratégica de contenidos enseñables, la obstaculización del acceso a marcos comprensivos y la imposición de epistemologías cerradas como únicas fuentes legítimas de conocimiento.</text:p>
      <text:p text:style-name="P200">Esta ignorancia se estructura en tres niveles complementarios:</text:p>
      <text:p text:style-name="P447"><text:span text:style-name="Strong_20_Emphasis"><text:span text:style-name="T1">1. Ignorancia funcional</text:span></text:span><text:span text:style-name="T1"><text:line-break/>Diseñada para permitir que individuos operen en roles productivos o administrativos sin acceso a marcos críticos ni capacidad de análisis del sistema en el que participan. El conocimiento técnico es compartimentado, descontextualizado y encajado en rutinas. La ignorancia funcional permite que personas con altos niveles de especialización desconozcan las consecuencias éticas, históricas o estructurales de sus prácticas. El resultado es una cadena de producción donde cada agente opera sin conocer —o sin poder discutir— el impacto total del sistema.</text:span></text:p>
      <text:p text:style-name="P447"><text:span text:style-name="Strong_20_Emphasis"><text:span text:style-name="T1">2. Ignorancia protectora de poder</text:span></text:span><text:span text:style-name="T1"><text:line-break/>Funciona como un blindaje para mantener estructuras jerárquicas inamovibles. Esto se logra restringiendo el acceso al conocimiento que permitiría impugnar, corregir o transformar dichas estructuras. En el ámbito médico y psiquiátrico, esto se observa en la exclusión sistemática de pacientes de los procesos deliberativos, en la tecnificación innecesaria del lenguaje, y en la reducción de saberes experienciales a meras "percepciones" sin valor clínico. En la educación, esto se manifiesta mediante currículos predefinidos, criterios de acreditación excluyentes y validación de conocimientos solo por procedencia institucional.</text:span></text:p>
      <text:p text:style-name="P447"><text:span text:style-name="Strong_20_Emphasis"><text:span text:style-name="T1">3. Ignorancia planificada por privación selectiva</text:span></text:span><text:span text:style-name="T1"><text:line-break/>No todos los sectores son igual de ignorantes: la ignorancia se distribuye de forma desigual. Las poblaciones más desfavorecidas son sistemáticamente privadas de contenidos esenciales para la autodeterminación, la defensa legal, la salud preventiva y la participación política. Esta privación se construye a través de la desigualdad en el acceso a la información, la precarización del sistema educativo y la desvalorización de saberes comunitarios o locales. El resultado es una ciudadanía segmentada, donde unos pocos deciden y muchos ejecutan sin entender ni cuestionar.</text:span></text:p>
      <text:p text:style-name="P447"><text:soft-page-break/><text:span text:style-name="T1">Estos tres niveles se articulan con eficacia en la creación de una </text:span><text:span text:style-name="Emphasis"><text:span text:style-name="T1">cultura de ignorancia</text:span></text:span><text:span text:style-name="T1">, donde la falta de conocimiento útil no solo es tolerada, sino defendida como natural o inevitable. Esta cultura es incentivada por medios de comunicación alineados con intereses de mercado, por sistemas educativos que replican modelos coloniales de enseñanza, y por instituciones sanitarias que premian la obediencia a protocolos por encima de la deliberación ética. En este sentido, la ignorancia inducida es un recurso político, una forma de gobierno.</text:span></text:p>
      <text:p text:style-name="P200">Este modelo no solo impide la mejora continua, sino que la degrada como ideal. La mejora se redefine en términos funcionales: más eficiencia, más diagnósticos, más intervenciones. Pero lo que se elimina es la capacidad de preguntar por qué, para qué, en favor de quién. La educación deja de ser un espacio de formación de criterio y se convierte en un dispositivo de reproducción estructural.</text:p>
      <text:p text:style-name="P200">En términos prácticos, esta tesis sostiene que sin desmontar las arquitecturas de la ignorancia inducida, ninguna transición hacia sistemas de salud mental respetuosos, sostenibles y basados en derechos será viable. Los sistemas expertos, los currículos abiertos, la toma de decisiones compartida y la regeneración institucional exigen una alfabetización técnica, ética y estructural que no puede producirse bajo condiciones de desinformación planificada.</text:p>
      <text:p text:style-name="P200">El resto del capítulo abordará los elementos necesarios para esa reconstrucción. Esta sección, en cambio, se limita a identificar el umbral que impide cualquier aprendizaje real: la decisión de no permitir que otros aprendan, y de formar personas que ignoren por sistema. Esa es la forma más eficaz de perpetuar el sufrimiento. Y la más difícil de desarticular.</text:p>
      <text:p text:style-name="P228">La presente sección examina el papel estructural de la ignorancia no como un vacío epistemológico, sino como un sistema activo de producción de opacidad, desinformación, dependencia y daño. A lo largo de esta tesis se han documentado centenares de situaciones concretas —en España y en otros contextos europeos— donde personas institucionalizadas, medicalizadas, infantilizadas o directamente excluidas han sufrido consecuencias graves, incluso mortales, como resultado de una ignorancia inducida desde estructuras educativas, sanitarias y sociales. Estas no se limitan a la falta de acceso al conocimiento, sino a su supresión deliberada, su distorsión funcional y su canalización hacia fines ajenos al bienestar de las personas.</text:p>
      <text:p text:style-name="P200">Las encuestas realizadas en el marco de este trabajo revelan que una proporción significativa de profesionales sanitarios y sociales operan bajo criterios profundamente erróneos en lo relativo al consentimiento, la toma de decisiones compartida, el riesgo inducido por psicofármacos, y el sentido de agencia de las personas afectadas. Pero más alarmante aún es la ignorancia inducida en la población usuaria, en sus familias, en los entornos escolares, en los espacios formativos donde debería enseñarse, por ejemplo, cómo proteger la autonomía, cómo reconocer la violencia institucional o cómo revertir situaciones de daño estructural.</text:p>
      <text:p text:style-name="P200">Lo que se enseña —y lo que no se enseña— en estos contextos no es casual ni neutral. La ignorancia es impuesta. Está organizada en torno a necesidades de control, estandarización y supresión del conflicto. Se educa para obedecer, para aceptar diagnósticos sin entenderlos, tratamientos sin discutirlos, y roles sociales sin posibilidad de impugnación. Las prácticas de prescripción forzada, de internamiento involuntario, de encierro administrativo en residencias, escuelas o centros sociales se sostienen precisamente porque quienes las sufren nunca fueron formadas para identificarlas como formas de violencia.</text:p>
      <text:p text:style-name="P200">La historia reciente muestra que muchas de estas personas murieron sin haber comprendido por qué eran tratadas como objetos disfuncionales, sin haber recibido información clara, sin haber sido <text:soft-page-break/>escuchadas. Otras tantas sobrevivieron, pero lo hicieron sometidas a procesos de degradación progresiva, sin que nadie les proporcionara recursos reales para resistir, organizarse o aprender a protegerse. La educación pública, en todos sus niveles, ha fracasado sistemáticamente en integrar estos contenidos. Y cuando lo ha intentado, ha sido atacada desde posiciones ideológicas, profesionales o institucionales que dependen, para su legitimidad, de que dicha ignorancia persista.</text:p>
      <text:p text:style-name="P200">En el contexto psiquiátrico, esta ignorancia adopta formas especialmente peligrosas: protocolos que no informan de riesgos reales, evaluaciones clínicas que no consideran el contexto de violencia estructural, modelos pedagógicos que enseñan a cumplir instrucciones pero no a pensar desde el cuidado, cursos universitarios que reproducen estigmas disfrazados de evidencia biomédica. En los relatos recogidos para esta investigación, las personas que lograron recuperar algo de su salud y autonomía lo hicieron no gracias, sino a pesar del sistema. La información útil tuvo que buscarse por fuera, por su cuenta, en espacios marginales, compartida entre iguales. El acceso a la verdad fue una forma de supervivencia.</text:p>
      <text:p text:style-name="P200">Más grave aún es el hecho de que esta ignorancia inducida no es pasiva. Se vuelve agresiva. Las estructuras que la promueven actúan activamente contra cualquier iniciativa de formación crítica, de acceso a saberes alternativos o de denuncia de prácticas iatrogénicas. Profesionales que se atreven a cuestionar lo establecido son estigmatizadas, castigadas, expulsadas o desacreditadas. Las personas usuarias que reclaman el derecho a decidir sobre su salud son tachadas de incapaces, delirantes o peligrosas. La educación emancipadora es tratada como una amenaza, y no como una responsabilidad.</text:p>
      <text:p text:style-name="P200">Se educa, sí, pero para la sumisión. Se entrena a nuevas generaciones de técnicos para aplicar sin discutir, para protocolizar sin comprender, para medicar sin evaluar necesidades reales. Se forman terapeutas que nunca estudiaron historia de la psiquiatría, ni ética clínica, ni epistemología crítica, ni derechos humanos aplicados. Se reparten diplomas vacíos, pero se niega el acceso al conocimiento que podría liberar vidas. En este contexto, no se trata solo de ignorancia, sino de negligencia planificada, sostenida por intereses corporativos, legales, políticos y profesionales que se retroalimentan.</text:p>
      <text:p text:style-name="P200">En este punto, la ignorancia no es solo una carencia: es un dispositivo de control. Impide la mejora, la recuperación y la regeneración. Actúa como mecanismo de perpetuación del daño, e incluso como garantía de impunidad. El sistema actual no sobrevive a pesar de la ignorancia, sino gracias a ella.</text:p>
      <text:p text:style-name="P200">La educación que necesitamos no es abstracta ni general. Es específica, orientada, situada. Debe ser capaz de explicar cómo operan estas estructuras, cómo reconocerlas, cómo desmontarlas. Debe formar para resistir la medicalización injusta, la exclusión, el encierro, el silenciamiento, y la apropiación ilegítima del cuerpo, del lenguaje y de la decisión personal. De lo contrario, se seguirá enseñando a comer arena, a obedecer al maestro que conduce a la muerte, y a creer que no hay otra opción.</text:p>
      <text:p text:style-name="P200">Las siguientes secciones se dedicarán a describir en detalle cómo puede recuperarse la capacidad de aprender, enseñar y transformar desde la raíz. No como solución utópica, sino como mecanismo técnico, científico y operativo para interrumpir la transmisión de ignorancia activa. Quienes han sobrevivido lo saben: el dolor no es el problema. Lo es la mentira que lo produce, lo niega y lo justifica. La única defensa eficaz es el conocimiento riguroso, disponible, compartido. Y sobre todo, <text:soft-page-break/>que nadie pueda decir que no sabía. Porque se les negó saber. Eso es lo que aquí se demuestra. Y lo que puede, aún, revertirse.</text:p>
      <text:p text:style-name="P200"><text:span text:style-name="T70"/></text:p>
      <text:p text:style-name="P228">7.2 Continuidad civilizatoria mediante educación restaurativa</text:p>
      <text:p text:style-name="P228">En el contexto presente —caracterizado por el colapso gradual de múltiples sistemas de soporte vital, el deterioro progresivo de las capacidades sociales de aprendizaje autónomo, y la institucionalización del daño estructural como norma de funcionamiento—, la continuidad civilizatoria no puede darse por supuesta. Este hecho, lejos de ser una afirmación retórica, es una constatación documentada en análisis de sostenibilidad global, en evaluaciones sistémicas de salud mental pública, y en diagnósticos de disfunción institucional sostenida. La amenaza no es ideológica. Es técnica. No se trata de preservar valores, sino de garantizar condiciones mínimas de habitabilidad funcional, biológica y organizativa para las generaciones actuales y futuras.</text:p>
      <text:p text:style-name="P200">En este marco, la educación debe ser reconsiderada no como instrumento de transmisión, sino como dispositivo restaurativo. Es decir, no como reproducción del conocimiento disponible, sino como arquitectura operativa para revertir procesos de daño acumulado, para reparar subjetividades y vínculos fracturados, y para restituir capacidades de agencia, deliberación y cuidado. Una educación restaurativa no aspira a formar sujetos integrados en sistemas colapsantes, sino a dotar de medios críticos, técnicos y organizativos a quienes tendrán que rediseñar, en tiempo real, las bases mismas de la vida común.</text:p>
      <text:p text:style-name="P200">El trabajo empírico que sustenta esta tesis muestra que la mayor parte de las personas afectadas por violencia institucional en el ámbito psiquiátrico —así como sus profesionales responsables— han sido formadas en entornos profundamente disfuncionales. Estos no solo no previeron la emergencia de una crisis estructural como la actual, sino que activamente deshabilitaron la posibilidad de pensarla, comprenderla o intervenirla. Las prácticas pedagógicas dominantes, tanto en entornos sanitarios como sociales y administrativos, han sido ciegas a la lógica del colapso, y cómplices de su reproducción.</text:p>
      <text:p text:style-name="P200">Una educación restaurativa, en cambio, se estructura sobre cuatro pilares fundamentales:</text:p>
      <text:p text:style-name="P447"><text:span text:style-name="Strong_20_Emphasis"><text:span text:style-name="T1">1. Reconstrucción epistémica tras el daño</text:span></text:span></text:p>
      <text:p text:style-name="P200">Implica documentar, sistematizar y enseñar los procesos históricos que llevaron al colapso de los sistemas de atención, salud, educación y gobernanza. Esta reconstrucción no es conmemorativa, sino operacional: permite identificar qué saberes fueron descartados, qué experiencias fueron silenciadas, y qué mecanismos permitieron que el error se institucionalizara como norma. Esta pedagogía no parte de una tabla rasa, sino de un terreno devastado, donde lo primero es reconocer qué se destruyó y por qué.</text:p>
      <text:p text:style-name="P447"><text:span text:style-name="Strong_20_Emphasis"><text:span text:style-name="T1">2. Formación técnica con responsabilidad estructural</text:span></text:span></text:p>
      <text:p text:style-name="P200">Los contenidos pedagógicos deben ser diseñados para responder a la realidad material, jurídica y médica del mundo presente. Esto requiere incluir sistemáticamente formación en derechos humanos, sistemas de decisión distribuida, análisis de daño estructural, cuidado multiespecie, y epidemiología crítica. Las competencias deben ser evaluadas no solo por desempeño, sino por su capacidad de reducir sufrimiento, reparar estructuras y prevenir errores repetidos.</text:p>
      <text:p text:style-name="P447"><text:span text:style-name="Strong_20_Emphasis"><text:span text:style-name="T1">3. Educación como práctica deliberativa y colectiva</text:span></text:span></text:p>
      <text:p text:style-name="P200"><text:soft-page-break/>La restauración no puede ser delegada. Toda persona que participa en la enseñanza debe estar involucrada activamente en el rediseño de su medio, en la evaluación de sus efectos, y en la revisión continua de sus métodos. Esto exige mecanismos de trazabilidad educativa, de auditoría ética de los currículos, y de participación real de quienes reciben y ejercen la enseñanza. No existe educación restaurativa sin capacidad de impugnación de lo enseñado.</text:p>
      <text:p text:style-name="P447"><text:span text:style-name="Strong_20_Emphasis"><text:span text:style-name="T1">4. Finalidad ecosistémica y no solo humana</text:span></text:span></text:p>
      <text:p text:style-name="P200">La continuidad civilizatoria no puede plantearse desde una lógica antropocéntrica excluyente. La restauración educativa debe formar en la interdependencia entre sistemas humanos, animales, tecnológicos y ecológicos. Esto incluye la incorporación transversal de conocimientos sobre ciclos vitales, ecología regenerativa, toxicología ambiental, y diseño institucional sostenible. No se trata de una ampliación temática, sino de un cambio de paradigma en la finalidad misma del proceso educativo.</text:p>
      <text:p text:style-name="P200">El propósito no es restaurar el estado anterior. Ese estado fue el que permitió el colapso. La restauración se refiere a las capacidades dañadas: de pensar con rigor, de decidir con criterio, de cuidar sin violencia, de vivir sin cronificar el error. En este sentido, la educación restaurativa no es moral ni simbólica. Es estructural. Es la única vía técnicamente disponible para que los sistemas sociales no colapsen completamente, o al menos para que quienes sobrevivan puedan rediseñar lo necesario con bases verificables.</text:p>
      <text:p text:style-name="P200">El presente capítulo avanzará, en las secciones siguientes, en la descripción de arquitecturas pedagógicas, sistemas de aprendizaje continuo, modelos de coevaluación y herramientas de formación basadas en evidencia estructural. Lo que aquí se ha planteado es el marco de necesidad: la educación ya no es opcional ni progresiva. Es el único dispositivo restante para impedir que las próximas generaciones, privadas de los saberes necesarios para sobrevivir, repitan mecánicamente los errores de quienes, con acceso al conocimiento, decidieron no usarlo.</text:p>
      <text:p text:style-name="P200">Una civilización que enseña a morir sin saber por qué, no está en crisis. Está técnicamente extinta. Restaurar la posibilidad de aprender para no repetir es la única línea que separa el presente de su disolución funcional. Esa línea se traza con hechos. Y con formación. Nada más. Nada menos.</text:p>
      <text:p text:style-name="P228">No puede plantearse una educación restaurativa sin abordar de forma frontal, rigurosa y verificable la persistencia del racismo estructural, del odio normalizado y de las formas contemporáneas de destrucción cultural, biológica y psicosocial ejercidas sobre poblaciones históricamente vulneradas. La supuesta superación de las ideologías totalitarias del siglo XX ha sido, en gran medida, un acto discursivo. La realidad operativa de Europa —en sus sistemas escolares, sanitarios, administrativos, jurídicos y migratorios— muestra una continuidad funcional de patrones de exclusión, jerarquización ontológica y negación sistemática de la dignidad.</text:p>
      <text:p text:style-name="P200">Las víctimas de estos sistemas no son fantasmas del pasado. Son las personas migrantes encerradas en dispositivos de frontera donde el derecho internacional es suspendido. Son las personas gitanas, racializadas, aporofóbicamente seleccionadas para fracaso escolar, institucionalización precoz y medicalización sin consentimiento. Son los cuerpos feminizados sometidos a precariedad, invisibilización y violencias múltiples, que el sistema codifica como síntomas o desviaciones. Son las sobrevivientes del colonialismo institucional, del capacitismo administrativo, de la psiquiatrización sin justicia.</text:p>
      <text:p text:style-name="P200"><text:soft-page-break/>Esta persistencia no es anecdótica ni simbólica. Está codificada en la arquitectura material del sistema: desde la distribución territorial del acceso educativo hasta los algoritmos de evaluación clínica que perpetúan sesgos raciales y de clase. La trasculturalidad no puede seguir siendo tratada como un módulo optativo o una sensibilidad profesional deseable. Es la condición de posibilidad para que la educación no reproduzca las formas más letales del pasado bajo nuevos lenguajes.</text:p>
      <text:p text:style-name="P200">La restauración implica desactivar estos mecanismos desde la raíz. Requiere que toda persona en formación —en medicina, psicología, educación, derecho, gobernanza— comprenda cómo la lógica genocida no desaparece, sino que se transforma: de la eliminación física a la invalidez social, de la exclusión abierta a la medicalización degradante, del exterminio a la supresión biográfica y epistémica. El genocidio ya no requiere cámaras de gas. Basta con dispositivos de marginación sistemática, institucionalmente legitimados, culturalmente normalizados.</text:p>
      <text:p text:style-name="P447"><text:span text:style-name="T1">La continuidad civilizatoria exige, por tanto, que la educación recupere su función crítica. No hay pluralismo real sin capacidad de impugnar el epistemicidio en curso. No hay ciudadanía sin capacidad de nombrar la injusticia desde cada lengua, cada origen, cada historia silenciada. No hay pedagogía válida si no repara los marcos que permitieron que Europa —tras prometer que </text:span><text:span text:style-name="Emphasis"><text:span text:style-name="T1">nunca más</text:span></text:span><text:span text:style-name="T1">— consintiera nuevos horrores bajo lenguajes democráticos, pseudocientíficos o tecnocráticos.</text:span></text:p>
      <text:p text:style-name="P200">Esta tesis no se desliga de dicha tarea. La documentación de prácticas coercitivas, medicalización forzada, exclusión deliberada, y sufrimiento evitado pero no evitado, forma parte de la misma matriz. Se medicaliza porque no se permite nombrar. Se encierra porque no se enseña a comprender. Se destruye porque no se exige aprender del daño ya conocido.</text:p>
      <text:p text:style-name="P200">La educación restaurativa, para serlo, debe incorporar el derecho a la verdad, la restitución de memorias excluidas, la eliminación de sesgos racistas, clasistas, capacitistas, y el reconocimiento pleno de las capacidades epistémicas y políticas de quienes fueron silenciadas. No hay continuidad civilizatoria sin memoria operativa. Sin reparación activa. Sin justicia pedagógica.</text:p>
      <text:p text:style-name="P200">El lugar de estas violencias en la Europa contemporánea no es marginal. Es estructural. Y su negación institucional es parte del problema. La restauración no es posible desde la ignorancia voluntaria, ni desde el pluralismo superficial. Solo una educación orientada a revertir el daño puede preservar la vida —no solo como existencia biológica, sino como derecho pleno a aprender, decidir y transformar.</text:p>
      <text:p text:style-name="P200">Las siguientes secciones desarrollarán los sistemas técnicos que hacen esto posible. Esta, en cambio, constata que sin esa premisa —la erradicación del odio naturalizado, la desactivación del racismo operativo, y la incorporación real de la diversidad epistemológica y existencial— toda formación reproduce el mismo daño. Y ninguna civilización puede sobrevivir repitiendo eso indefinidamente. Con más ciencia, sí. Pero sin humanidad. Y eso, precisamente, es lo que debe evitarse. No por esperanza. Por responsabilidad. Por rigor. Por continuidad.</text:p>
      <text:p text:style-name="P242"><text:span text:style-name="Strong_20_Emphasis"><text:span text:style-name="T65">Tabla detallada de pueblos y culturas devastadas en el siglo XX (segunda mitad)</text:span></text:span></text:p>
      <table:table table:name="Table38" table:style-name="Table38">
        <table:table-column table:style-name="Table38.A"/>
        <table:table-column table:style-name="Table38.B"/>
        <table:table-column table:style-name="Table38.C"/>
        <table:table-column table:style-name="Table38.D"/>
        <table:table-column table:style-name="Table38.E" table:number-columns-repeated="2"/>
        <table:table-column table:style-name="Table38.G"/>
        <table:table-header-rows>
          <table:table-row>
            <table:table-cell table:style-name="Table38.A1" office:value-type="string">
              <text:p text:style-name="P52">Grupo o Comunidad</text:p>
            </table:table-cell>
            <table:table-cell table:style-name="Table38.A1" office:value-type="string">
              <text:p text:style-name="P52">País actual</text:p>
            </table:table-cell>
            <table:table-cell table:style-name="Table38.A1" office:value-type="string">
              <text:p text:style-name="P52">Perpetrador</text:p>
            </table:table-cell>
            <table:table-cell table:style-name="Table38.A1" office:value-type="string">
              <text:p text:style-name="P52">Justificación realpolitik</text:p>
            </table:table-cell>
            <table:table-cell table:style-name="Table38.A1" office:value-type="string">
              <text:p text:style-name="P52">Población antes</text:p>
            </table:table-cell>
            <table:table-cell table:style-name="Table38.A1" office:value-type="string">
              <text:p text:style-name="P52">Población después</text:p>
            </table:table-cell>
            <table:table-cell table:style-name="Table38.A1" office:value-type="string">
              <text:p text:style-name="P52">Estado de la cultura</text:p>
            </table:table-cell>
          </table:table-row>
        </table:table-header-rows>
        <table:table-row>
          <table:table-cell table:style-name="Table38.A1" office:value-type="string">
            <text:p text:style-name="P44">Herero y Nama</text:p>
          </table:table-cell>
          <table:table-cell table:style-name="Table38.A1" office:value-type="string">
            <text:p text:style-name="P44">Namibia</text:p>
          </table:table-cell>
          <table:table-cell table:style-name="Table38.A1" office:value-type="string">
            <text:p text:style-name="P44">Imperio Alemán</text:p>
          </table:table-cell>
          <table:table-cell table:style-name="Table38.A1" office:value-type="string">
            <text:p text:style-name="P44">Supresión de rebelión, colonización</text:p>
          </table:table-cell>
          <table:table-cell table:style-name="Table38.A1" office:value-type="string">
            <text:p text:style-name="P44">80.000</text:p>
          </table:table-cell>
          <table:table-cell table:style-name="Table38.A1" office:value-type="string">
            <text:p text:style-name="P44">15.000</text:p>
          </table:table-cell>
          <table:table-cell table:style-name="Table38.A1" office:value-type="string">
            <text:p text:style-name="P44">Casi aniquilada, reconocida tardíamente</text:p>
          </table:table-cell>
        </table:table-row>
        <table:table-row>
          <table:table-cell table:style-name="Table38.A1" office:value-type="string">
            <text:p text:style-name="P44">Hmong <text:soft-page-break/>(Laos)</text:p>
          </table:table-cell>
          <table:table-cell table:style-name="Table38.A1" office:value-type="string">
            <text:p text:style-name="P44">Laos</text:p>
          </table:table-cell>
          <table:table-cell table:style-name="Table38.A1" office:value-type="string">
            <text:p text:style-name="P44">Estados <text:soft-page-break/>Unidos y aliados</text:p>
          </table:table-cell>
          <table:table-cell table:style-name="Table38.A1" office:value-type="string">
            <text:p text:style-name="P44">Guerra fría, <text:soft-page-break/>operaciones encubiertas</text:p>
          </table:table-cell>
          <table:table-cell table:style-name="Table38.A1" office:value-type="string">
            <text:p text:style-name="P44">300.000</text:p>
          </table:table-cell>
          <table:table-cell table:style-name="Table38.A1" office:value-type="string">
            <text:p text:style-name="P44">200.000</text:p>
          </table:table-cell>
          <table:table-cell table:style-name="Table38.A1" office:value-type="string">
            <text:p text:style-name="P44">Perseguidos, <text:soft-page-break/>migración forzada, supervivencia oral</text:p>
          </table:table-cell>
        </table:table-row>
        <table:table-row>
          <table:table-cell table:style-name="Table38.A1" office:value-type="string">
            <text:p text:style-name="P44">Aché</text:p>
          </table:table-cell>
          <table:table-cell table:style-name="Table38.A1" office:value-type="string">
            <text:p text:style-name="P44">Paraguay</text:p>
          </table:table-cell>
          <table:table-cell table:style-name="Table38.A1" office:value-type="string">
            <text:p text:style-name="P44">Gobierno paraguayo y colonos</text:p>
          </table:table-cell>
          <table:table-cell table:style-name="Table38.A1" office:value-type="string">
            <text:p text:style-name="P44">Expansión territorial, exterminio silencioso</text:p>
          </table:table-cell>
          <table:table-cell table:style-name="Table38.A1" office:value-type="string">
            <text:p text:style-name="P44">10.000</text:p>
          </table:table-cell>
          <table:table-cell table:style-name="Table38.A1" office:value-type="string">
            <text:p text:style-name="P44">3.000</text:p>
          </table:table-cell>
          <table:table-cell table:style-name="Table38.A1" office:value-type="string">
            <text:p text:style-name="P44">Documentada en parte, idioma en riesgo</text:p>
          </table:table-cell>
        </table:table-row>
        <table:table-row>
          <table:table-cell table:style-name="Table38.A1" office:value-type="string">
            <text:p text:style-name="P44">Maya Ixil</text:p>
          </table:table-cell>
          <table:table-cell table:style-name="Table38.A1" office:value-type="string">
            <text:p text:style-name="P44">Guatemala</text:p>
          </table:table-cell>
          <table:table-cell table:style-name="Table38.A1" office:value-type="string">
            <text:p text:style-name="P44">Ejército guatemalteco</text:p>
          </table:table-cell>
          <table:table-cell table:style-name="Table38.A1" office:value-type="string">
            <text:p text:style-name="P44">Guerra contrainsurgente</text:p>
          </table:table-cell>
          <table:table-cell table:style-name="Table38.A1" office:value-type="string">
            <text:p text:style-name="P44">500.000</text:p>
          </table:table-cell>
          <table:table-cell table:style-name="Table38.A1" office:value-type="string">
            <text:p text:style-name="P44">300.000</text:p>
          </table:table-cell>
          <table:table-cell table:style-name="Table38.A1" office:value-type="string">
            <text:p text:style-name="P44">En recuperación, con trauma intergeneracional</text:p>
          </table:table-cell>
        </table:table-row>
        <table:table-row>
          <table:table-cell table:style-name="Table38.A1" office:value-type="string">
            <text:p text:style-name="P44">Dinka</text:p>
          </table:table-cell>
          <table:table-cell table:style-name="Table38.A1" office:value-type="string">
            <text:p text:style-name="P44">Sudán del Sur</text:p>
          </table:table-cell>
          <table:table-cell table:style-name="Table38.A1" office:value-type="string">
            <text:p text:style-name="P44">Milicias y fuerzas centralizadas</text:p>
          </table:table-cell>
          <table:table-cell table:style-name="Table38.A1" office:value-type="string">
            <text:p text:style-name="P44">Control territorial y supremacía religiosa</text:p>
          </table:table-cell>
          <table:table-cell table:style-name="Table38.A1" office:value-type="string">
            <text:p text:style-name="P44">250.000</text:p>
          </table:table-cell>
          <table:table-cell table:style-name="Table38.A1" office:value-type="string">
            <text:p text:style-name="P44">120.000</text:p>
          </table:table-cell>
          <table:table-cell table:style-name="Table38.A1" office:value-type="string">
            <text:p text:style-name="P44">Fragmentada, con violencia persistente</text:p>
          </table:table-cell>
        </table:table-row>
        <table:table-row>
          <table:table-cell table:style-name="Table38.A1" office:value-type="string">
            <text:p text:style-name="P44">Ainu</text:p>
          </table:table-cell>
          <table:table-cell table:style-name="Table38.A1" office:value-type="string">
            <text:p text:style-name="P44">Japón</text:p>
          </table:table-cell>
          <table:table-cell table:style-name="Table38.A1" office:value-type="string">
            <text:p text:style-name="P44">Gobierno japonés</text:p>
          </table:table-cell>
          <table:table-cell table:style-name="Table38.A1" office:value-type="string">
            <text:p text:style-name="P44">Asimilación cultural</text:p>
          </table:table-cell>
          <table:table-cell table:style-name="Table38.A1" office:value-type="string">
            <text:p text:style-name="P44">25.000</text:p>
          </table:table-cell>
          <table:table-cell table:style-name="Table38.A1" office:value-type="string">
            <text:p text:style-name="P44">10.000</text:p>
          </table:table-cell>
          <table:table-cell table:style-name="Table38.A1" office:value-type="string">
            <text:p text:style-name="P44">Lengua marginada, invisibilización institucional</text:p>
          </table:table-cell>
        </table:table-row>
        <table:table-row>
          <table:table-cell table:style-name="Table38.A1" office:value-type="string">
            <text:p text:style-name="P44">Chagossianos</text:p>
          </table:table-cell>
          <table:table-cell table:style-name="Table38.A1" office:value-type="string">
            <text:p text:style-name="P44">Terr. británico</text:p>
          </table:table-cell>
          <table:table-cell table:style-name="Table38.A1" office:value-type="string">
            <text:p text:style-name="P44">Reino Unido</text:p>
          </table:table-cell>
          <table:table-cell table:style-name="Table38.A1" office:value-type="string">
            <text:p text:style-name="P44">Uso militar estratégico (isla Diego García)</text:p>
          </table:table-cell>
          <table:table-cell table:style-name="Table38.A1" office:value-type="string">
            <text:p text:style-name="P44">2.000</text:p>
          </table:table-cell>
          <table:table-cell table:style-name="Table38.A1" office:value-type="string">
            <text:p text:style-name="P44">0</text:p>
          </table:table-cell>
          <table:table-cell table:style-name="Table38.A1" office:value-type="string">
            <text:p text:style-name="P44">Desplazados totalmente, sin derecho de retorno</text:p>
          </table:table-cell>
        </table:table-row>
        <table:table-row>
          <table:table-cell table:style-name="Table38.A1" office:value-type="string">
            <text:p text:style-name="P44">Asirios</text:p>
          </table:table-cell>
          <table:table-cell table:style-name="Table38.A1" office:value-type="string">
            <text:p text:style-name="P44">Irak</text:p>
          </table:table-cell>
          <table:table-cell table:style-name="Table38.A1" office:value-type="string">
            <text:p text:style-name="P44">ISIS y actores regionales</text:p>
          </table:table-cell>
          <table:table-cell table:style-name="Table38.A1" office:value-type="string">
            <text:p text:style-name="P44">Limpieza étnica y religiosa</text:p>
          </table:table-cell>
          <table:table-cell table:style-name="Table38.A1" office:value-type="string">
            <text:p text:style-name="P44">150.000</text:p>
          </table:table-cell>
          <table:table-cell table:style-name="Table38.A1" office:value-type="string">
            <text:p text:style-name="P44">70.000</text:p>
          </table:table-cell>
          <table:table-cell table:style-name="Table38.A1" office:value-type="string">
            <text:p text:style-name="P44">Perseguidos y dispersados</text:p>
          </table:table-cell>
        </table:table-row>
        <table:table-row>
          <table:table-cell table:style-name="Table38.A1" office:value-type="string">
            <text:p text:style-name="P44">Kuna</text:p>
          </table:table-cell>
          <table:table-cell table:style-name="Table38.A1" office:value-type="string">
            <text:p text:style-name="P44">Panamá</text:p>
          </table:table-cell>
          <table:table-cell table:style-name="Table38.A1" office:value-type="string">
            <text:p text:style-name="P44">Gobierno panameño</text:p>
          </table:table-cell>
          <table:table-cell table:style-name="Table38.A1" office:value-type="string">
            <text:p text:style-name="P44">Asimilación nacional y turismo</text:p>
          </table:table-cell>
          <table:table-cell table:style-name="Table38.A1" office:value-type="string">
            <text:p text:style-name="P44">80.000</text:p>
          </table:table-cell>
          <table:table-cell table:style-name="Table38.A1" office:value-type="string">
            <text:p text:style-name="P44">40.000</text:p>
          </table:table-cell>
          <table:table-cell table:style-name="Table38.A1" office:value-type="string">
            <text:p text:style-name="P44">Cultura en peligro, lengua desplazada</text:p>
          </table:table-cell>
        </table:table-row>
        <table:table-row>
          <table:table-cell table:style-name="Table38.A1" office:value-type="string">
            <text:p text:style-name="P44">Ogiek</text:p>
          </table:table-cell>
          <table:table-cell table:style-name="Table38.A1" office:value-type="string">
            <text:p text:style-name="P44">Kenia</text:p>
          </table:table-cell>
          <table:table-cell table:style-name="Table38.A1" office:value-type="string">
            <text:p text:style-name="P44">Estado y capital transnacional</text:p>
          </table:table-cell>
          <table:table-cell table:style-name="Table38.A1" office:value-type="string">
            <text:p text:style-name="P44">Conservación y desarrollo sin consentimiento</text:p>
          </table:table-cell>
          <table:table-cell table:style-name="Table38.A1" office:value-type="string">
            <text:p text:style-name="P44">30.000</text:p>
          </table:table-cell>
          <table:table-cell table:style-name="Table38.A1" office:value-type="string">
            <text:p text:style-name="P44">15.000</text:p>
          </table:table-cell>
          <table:table-cell table:style-name="Table38.A1" office:value-type="string">
            <text:p text:style-name="P44">Pérdida territorial crítica, identidad bajo presión</text:p>
          </table:table-cell>
        </table:table-row>
      </table:table>
      <text:p text:style-name="P200"><text:span text:style-name="T70"/></text:p>
      <text:p text:style-name="P242"><text:span text:style-name="Strong_20_Emphasis"><text:span text:style-name="T65">El vicio inducido como dispositivo estructural de sumisión</text:span></text:span></text:p>
      <text:p text:style-name="P200">En muchos de los contextos aquí documentados, no solo se produjo una aniquilación física y territorial de las poblaciones diana, sino una operación sistemática de destrucción psicosocial y cognitiva mediante la inducción de dependencia, disfuncionalidad y patologización forzada. A través del alcohol, narcóticos legales o ilegales, y fármacos psiquiátricos impuestos sin diagnóstico válido, se desmantelaron no únicamente cuerpos individuales, sino estructuras de transmisión cultural, lenguajes colectivos, formas de resistencia y memoria crítica.</text:p>
      <text:p text:style-name="P200">En la Unión Soviética, bajo Stalin primero y luego en la continuidad del régimen postsoviético, el alcohol fue utilizado como forma de contención social y control poblacional. Millones de vidas fueron estructuralmente deterioradas bajo una cultura de embriaguez crónica, normalizada por el Estado, rentable para sus arcas, y devastadora para la regeneración política y moral. La supresión de <text:soft-page-break/>iniciativas educativas autónomas y la persecución de espiritualidades no alineadas con el oficialismo completaron el ciclo de sometimiento.</text:p>
      <text:p text:style-name="P200">En América del Norte, la administración de alcohol a comunidades nativas fue desde el inicio una herramienta de destrucción cultural. En Canadá y Estados Unidos, la combinación de internados obligatorios, desarraigo forzoso y suministro sistemático de alcohol destruyó generaciones enteras. El patrón se repite en Australia, y ha sido documentado también en las cárceles de Brasil, en los campamentos de desplazados de África Oriental, y en las fronteras europeas donde se intercambia ayuda básica por sumisión química.</text:p>
      <text:p text:style-name="P447"><text:span text:style-name="T1">El fenómeno contemporáneo de </text:span><text:span text:style-name="Strong_20_Emphasis"><text:span text:style-name="T1">spiking</text:span></text:span><text:span text:style-name="T1"> —la intoxicación no consentida de mujeres y personas vulnerables en entornos sociales— constituye la mutación individualizada de una estructura mucho más antigua: el uso del cuerpo intoxicado como lugar de sumisión, control y negación del consentimiento. El uso de benzodiacepinas, opioides, psicoestimulantes y THC de alta concentración bajo esquemas de legalidad controlada se está convirtiendo en una repetición institucionalizada de este patrón.</text:span></text:p>
      <text:p text:style-name="P200">Lo grave no es únicamente que estos dispositivos existan, sino que estén siendo utilizados, replicados y defendidos por personas formadas en contextos universitarios. Jóvenes estudiantes de salud, derecho o trabajo social, aún sin título, actúan como agentes activos del mismo proceso que destruyó los pueblos aquí registrados: inducen, presionan, ridiculizan, intoxican, patologizan y niegan responsabilidad alguna. Lo hacen en nombre de la diversión, de la costumbre, de la normalidad compartida. No hay coartada. Es el mismo crimen, desplazado de lo masivo a lo interaccional. Pero sigue siendo estructural, porque lo permite el sistema y lo invisibiliza la enseñanza.</text:p>
      <text:p text:style-name="P200">Esta degeneración de la formación ética es también parte del colapso civilizatorio. En lugar de formar para proteger la vida, se tolera —y a veces se premia— la capacidad de reírse del daño causado, de gozar del control, de ridiculizar el sufrimiento ajeno. Desde ahí se forma la nueva autoridad institucional: vaciada de responsabilidad, blindada por títulos, alimentada por el mismo desprecio a la vida que permitió los genocidios anteriores. Nada lo justifica. Solo una educación restaurativa, exigente, estructurada en la ética del cuidado real, puede cortar esa genealogía del daño. Y aún estamos lejos de ello.</text:p>
      <text:p text:style-name="P228">El destino civilizatorio del presente no puede proyectarse sin considerar el carácter acumulativo del conocimiento humano, su degeneración periódica por estructuras de poder ilegítimo, y la urgencia de restaurar condiciones técnicas, éticas y sociales mínimas para una existencia compatible con la dignidad y la sostenibilidad. Esta restauración no es una consigna ni una aspiración, sino una necesidad estructural verificable frente a la disolución progresiva de los mecanismos de cuidado, coordinación, justicia y salud que hacen posible la vida compleja organizada.</text:p>
      <text:p text:style-name="P200">Esta tesis ha documentado prácticas sistemáticas de medicalización coercitiva, silenciamiento de poblaciones vulneradas, ignorancia activa institucionalizada, e inacción profesional ante el daño reiterado. El proyecto EU BEACON, junto con la acción investigadora de esta obra, articula una arquitectura alternativa, fundada en la acumulación técnica de saberes multidisciplinarios, y organizada en torno a un principio restaurativo: permitir que la civilización, entendida como un entramado multiescalar de decisiones cuidadosas, no colapse por la repetición sistémica de errores ya conocidos.</text:p>
      <text:p text:style-name="P200"><text:soft-page-break/>La educación restaurativa no se limita a corregir distorsiones, sino que recupera y reconfigura elementos operativos perdidos. Entre ellos, los saberes históricos sobre cuidado del cuerpo, del entorno, del conocimiento. Hubo, en otro tiempo, formas no nocivas de tratar sustancias hoy banalizadas o prohibidas: la cerveza fuerte como alimento seguro, rica en calorías, proteínas y compuestos fermentados con funciones probióticas antes de la potabilización del agua; los destilados con uso terapéutico como el whiskey artesanal, con cualidades farmacológicas cuando se producía bajo prácticas rigurosas y se administraba en dosis precisas para tratar infecciones, estimular la circulación o preservar el calor en condiciones extremas.</text:p>
      <text:p text:style-name="P200">También existieron preparados vegetales con posibles propiedades preventivas, como algunos vinagres compuestos, aceites esenciales, ungüentos antibacterianos, y formulaciones alquímicas que intentaban mitigar los efectos de pandemias como la peste. De muchas de estas sustancias no quedan registros sistemáticos. Se perdieron, junto con los calendarios agrícolas, los tratados sobre el color y consistencia de los excrementos humanos usados como indicadores diagnósticos, y otros saberes que, sin duda, coexistían con prácticas iatrogénicas como las sangrías sin criterio, o la amputación ritualizada de la voluntad del paciente.</text:p>
      <text:p text:style-name="P200">La ciencia médica, en su forma moderna, no nació por generación espontánea. Fue la sistematización progresiva de técnicas, errores, observaciones, conflictos y resistencias. Lo mismo ocurre con la educación: cuando deja de aprender del pasado, reproduce la violencia que pretendía superar. Por eso, cualquier programa restaurativo educativo requiere reconstruir críticamente lo perdido, identificar con precisión lo falseado, y establecer mecanismos verificables para el acceso honesto a lo que sabemos hoy —sin silencios cómplices, sin jerarquías epistemológicas degradantes, sin marginación institucionalizada.</text:p>
      <text:p text:style-name="P200">Hoy es técnicamente posible enseñar en primaria y secundaria los efectos neurobiológicos de la privación de rango, los mecanismos inmunoendocrinos de la angustia crónica, el impacto ambiental de los disruptores endocrinos, los ciclos intergeneracionales del trauma social, y las estrategias conductuales de animales y personas para sobrevivir al encierro forzado. También es factible formar desde temprano en sistemas éticos de toma de decisiones compartidas, en evaluación de riesgos sanitarios comunitarios, en políticas de justicia distributiva y en tecnologías de apoyo no invasivas. No es un problema técnico. Es un problema político, de voluntad, de legitimidad moral.</text:p>
      <text:p text:style-name="P200">Las generaciones que hoy estudian bajo sistemas inoperantes no se benefician del conocimiento acumulado. Lo padecen. Se les oculta lo relevante, se les somete a evaluaciones vacías, y se les entrena para reproducir esquemas que ya han demostrado su carácter destructivo. El sistema educativo vigente no es neutral. Es un vector de continuidad del daño.</text:p>
      <text:p text:style-name="P200">Frente a ello, la acción EU BEACON propone una arquitectura restaurativa integral: diseño de currículos abiertos, interoperables, basados en evidencia y adaptables a contextos locales; implementación de tecnologías de apoyo a la toma de decisiones pedagógicas; incorporación de sistemas expertos supervisados éticamente para evaluar, corregir y mejorar prácticas educativas en tiempo real; uso transparente de recursos, trazabilidad de intervenciones, y estructuras de participación real entre docentes, estudiantes, profesionales y ciudadanía.</text:p>
      <text:p text:style-name="P200">La restauración no es decorativa. Es estructural. Y requiere declarar agotado el modelo actual. No puede aceptarse que personas formadas en las universidades sigan reproduciendo patrones de sadismo profesional, de ridiculización de las víctimas, de uso abusivo de sustancias sobre otras personas —ni en nombre del ocio, ni de la clínica, ni de la investigación. Se enseñará, desde el <text:soft-page-break/>primer ciclo educativo, qué es la vida, cómo se cuida, cómo se arruina, y por qué ninguna autoridad legítima puede tolerar —ni reproducir— el mal estructural.</text:p>
      <text:p text:style-name="P200">No se trata de tocar los grados ya otorgados. Será trabajo de los cuerpos docentes y gubernamentales revisar, si es que, sus propias prácticas. La tesis y la red científica global que la sustenta no tienen esa función. La suya es otra: ofrecer, estructuradamente, el conocimiento necesario para revertir el daño, antes de que este sea irreversible. En todos los niveles, desde la infancia hasta la formación profesional avanzada. Con base en datos, sistemas abiertos, y responsabilidad común. La historia no concede otra vía: o se educa para detener el daño, o se perpetúa hasta su colapso.</text:p>
      <text:p text:style-name="P200">Lo que sigue es el diseño y articulación de ese proceso restaurativo, basado en ciencia, ética aplicada, cooperación técnica y conocimiento acumulado. La continuidad civilizatoria no es un eslogan. Es una tarea que requiere conocimiento, voluntad y sistemas. Esta tesis aporta los primeros. El resto dependerá, como siempre, de quienes elijan seguir —o no— construyendo. Sin pretensión de redención. Pero con el compromiso irrenunciable de no contribuir más al daño. Nunca más. Ni en nombre del saber, ni en su ausencia.</text:p>
      <text:p text:style-name="P200"><text:span text:style-name="T70"/></text:p>
      <text:p text:style-name="P228">7.3 Red EU BEACON y despliegue operativo de Una Salud en educación y tecnología</text:p>
      <text:p text:style-name="P228">La iniciativa EU BEACON (One Health Education and Technology) constituye un dispositivo científico y estructural de alcance global, articulado para enfrentar las múltiples crisis documentadas en esta tesis mediante la creación y despliegue de herramientas educativas, clínicas, jurídicas y tecnológicas abiertas, replicables y verificables. Su arquitectura está diseñada para fomentar consorcios sostenibles y eficaces, con plena trazabilidad del conocimiento generado, de las decisiones tomadas y de los recursos empleados.</text:p>
      <text:p text:style-name="P447"><text:span text:style-name="T1">Desde su nodo principal, accesible en </text:span><text:a xlink:type="simple" xlink:href="https://health.int.eu.org/" office:target-frame-name="_new" xlink:show="replace" text:style-name="Internet_20_link" text:visited-style-name="Visited_20_Internet_20_Link"><text:span text:style-name="T1">https://health.int.eu.org</text:span></text:a><text:span text:style-name="T1">, se coordina una red de acción compuesta por universidades, gobiernos, escuelas, profesionales, colectivos ciudadanos, sistemas de salud y redes de protección de la infancia. Esta red no es estática ni simbólica. Se expande con base en criterios de necesidad técnica y compromiso ético, y estructura sus acciones en función de objetivos concretos: reducir el daño acumulado, reparar estructuras debilitadas, y desplegar capacidades restaurativas sostenidas desde la evidencia.</text:span></text:p>
      <text:p text:style-name="P200">Los consorcios que integran EU BEACON trabajan en modalidades mixtas —presenciales y distribuidas— y mantienen un principio de apertura radical: ciencia abierta, tecnologías auditables, transparencia financiera y compromiso verificable con los principios de Una Salud. La red no es limitada al marco europeo, ni a los países miembros de COST. Actúa allí donde se requiere una educación restaurativa y un sistema de salud interdependiente que funcione. Su aspiración es modesta: que el conocimiento sirva para detener el daño. Su estructura, sin embargo, es precisa: no hay lugar para proyectos sin fundamento, imágenes inalcanzables ni despliegues simulados.</text:p>
      <text:p text:style-name="P200">Esta sección no presenta una promesa ni una narrativa. Presenta una red activa, operativa, al alcance de quien desee incorporarse con responsabilidad, transparencia y capacidad de contribuir. No hay secreto alguno. Solo un enlace, y la invitación a participar en una acción de cooperación científica y educativa que ya está en marcha.</text:p>
      <text:p text:style-name="P200"><text:span text:style-name="T70"/></text:p>
      <text:p text:style-name="P228"><text:soft-page-break/>7.4. Aplicación prospectiva: medicina en tiempos de guerra y hambruna, destrucción</text:p>
      <text:p text:style-name="P228">Las condiciones generadas por conflictos armados, desplazamientos forzados, colapsos estatales, hambrunas o violencia estructural generalizada no son accidentes históricos ni disfunciones episódicas: son expresiones extremas de sistemas fallidos que, con frecuencia, han sido anticipados por décadas de negligencia institucional, desinformación planificada y subordinación de la salud pública a intereses políticos o militares. En ese marco, el abordaje médico, especialmente en salud mental, ha oscilado entre el heroísmo profesional y el sometimiento técnico a estructuras represivas o ineficientes. La propuesta EU BEACON, en plena coherencia con los hallazgos y lineamientos de esta tesis, articula un despliegue restaurativo no limitado a la prevención o mitigación del daño, sino a la reconstrucción ética, pedagógica y técnica de los dispositivos de cuidado en tiempos de crisis absoluta.</text:p>
      <text:p text:style-name="P200">En escenarios de guerra y desintegración, el derecho a la salud y a la vida adquiere un carácter todavía más urgente. El proyecto EU BEACON plantea un conjunto de directrices y herramientas clínicas, formativas y tecnológicas que priorizan la toma de decisiones compartida, la adaptabilidad cultural, y la protección de la agencia individual aún en condiciones de desamparo estructural. En los campos de refugiados, las zonas sin cobertura institucional efectiva, las periferias rurales afectadas por la miseria prolongada o las ciudades sometidas al colapso de los servicios públicos, el abordaje restaurativo no puede ser una derivación teórica. Debe operar con criterios de verificabilidad, participación real y sostenibilidad mínima.</text:p>
      <text:p text:style-name="P200">En esos contextos, la atención médica no puede limitarse al control del daño fisiológico ni a la prescripción automática de psicofármacos. Las condiciones clínicas están marcadas por el trauma crónico, la pérdida, el aislamiento, la coerción previa y la ausencia total de protección institucional. La medicalización forzosa o el tratamiento sin consentimiento informado resultan, en estos casos, no solo éticamente inaceptables sino clínicamente ineficientes. EU BEACON recupera y sistematiza las mejores prácticas no coercitivas disponibles, integrando el compendio de medidas voluntarias avaladas por organismos internacionales, como las reunidas por el Consejo de Europa bajo la dirección del profesor Piers Gooding, y el trabajo publicado recientemente en el marco de la red FOSTREN sobre alternativas a la coerción.</text:p>
      <text:p text:style-name="P200">Las propuestas formativas impulsadas por EU BEACON contemplan la capacitación de profesionales locales y desplazados en modelos de atención voluntaria, comunicación compasiva, tratamientos adaptados al trauma, recuperación orientada a la reintegración comunitaria, y uso selectivo de tecnologías de apoyo a la decisión. Estas intervenciones no son idealistas. Son técnicamente viables y han sido parcialmente ensayadas en contextos como Ucrania, Siria, Sudán del Sur y diversas zonas de América Latina. Su extrapolación requiere únicamente voluntad política, coordinación interinstitucional, y plataformas de educación abiertas que garanticen la transferencia del conocimiento de forma rápida, segura y ética.</text:p>
      <text:p text:style-name="P200">Asimismo, el componente social de esta acción no es marginal: las mujeres desplazadas, las familias fragmentadas, las personas que llegan sin apoyo a países como España —procedentes de conflictos activos, hambrunas o persecuciones— no están recibiendo atención adaptada a sus necesidades ni mucho menos un acompañamiento restaurativo. En múltiples territorios, la medicalización sin contexto cultural, la infantilización institucional y la invisibilización del dolor psicosocial constituyen formas de violencia continuada. EU BEACON propone una ruptura frontal con esa inercia: sistematiza protocolos clínicos, herramientas tecnológicas, dispositivos de <text:soft-page-break/>validación científica y procedimientos ético-jurídicos que aseguren una atención no solo técnicamente competente, sino moralmente coherente con los principios de la medicina restaurativa.</text:p>
      <text:p text:style-name="P200">A esto se suma el componente estructural de salud pública: el hambre, la pérdida de hogar, la exposición a violencia extrema, y la desnutrición crónica no pueden entenderse ni abordarse exclusivamente desde la medicina individual. Se requiere un modelo de educación en salud mental colectiva, en el que el trabajo comunitario, la reinserción social, el fomento de actividades físicas y culturales, y el fortalecimiento de redes de cuidado mutuo constituyan parte esencial del tratamiento. Esta educación restaurativa debe implementarse en escuelas, universidades, comunidades profesionales, y también en los espacios informales donde la vida resiste a pesar del colapso. No hay opción alternativa que no sea perpetuar el daño.</text:p>
      <text:p text:style-name="P200">Finalmente, la función científica de esta propuesta no es menor: EU BEACON promueve, en los contextos más hostiles, el uso de sistemas de monitoreo ético, la revisión en tiempo real de los efectos de las intervenciones, y la retroalimentación continua desde los usuarios del sistema. Solo así se garantiza que las acciones desplegadas no reproduzcan lógicas coloniales, paternalistas o coercitivas. Se trata de una pedagogía restaurativa, científica, verificable, y orientada no al control, sino a la restitución del derecho básico a decidir sobre la propia vida, incluso en medio de la destrucción. Porque si no se puede garantizar autonomía ni siquiera allí, ningún otro contexto tiene legitimidad para negarla.</text:p>
      <text:p text:style-name="P200">Esta es, por tanto, la aplicación prospectiva más exigente y necesaria de la tesis: la restitución radical de la dignidad, la salud y la autonomía donde todo eso ha sido sistemáticamente destruido. No es una propuesta de futuro: es una necesidad del presente.</text:p>
      <text:p text:style-name="P200"><text:span text:style-name="T70"/></text:p>
      <text:p text:style-name="P228">7.5 Aplicación prospectiva: medicina espacial y en entornos extremos</text:p>
      <text:p text:style-name="P228">Los contextos extremos, sean los polos del planeta, el fondo del océano o una nave en tránsito interplanetario, condensan y revelan las necesidades más fundamentales de toda medicina: preservar la vida, mantener la salud, facilitar el equilibrio físico y mental en condiciones de máximo estrés, aislamiento y falta de recursos inmediatos. En esos escenarios, no es posible recurrir al hospital más cercano, ni al especialista externo. Todo se decide en equipo, o se pierde. La medicina restaurativa, tal como ha sido definida en esta tesis, encuentra aquí su forma más concentrada: ni coerción, ni improvisación, ni dependencia ciega de protocolos rígidos, sino conocimiento preciso, capacidades reales y toma de decisiones compartida con base en la evidencia y el respeto.</text:p>
      <text:p text:style-name="P200">La exploración espacial exige, por tanto, un modelo sanitario que priorice la autonomía sin sacrificar la coordinación; que integre las emociones, el cuerpo, las trayectorias vitales y los cambios metabólicos bajo entornos hostiles o desconocidos; que entrene la mente para prevenir lo que no se puede curar y que enseñe a cuidar antes que intervenir tarde. Esta medicina no puede seguir separando lo físico de lo mental, ni lo técnico de lo humano. Debe enseñar a vivir, a convivir, a recuperarse, incluso en gravedad cero, o en estaciones cerradas donde todo ciclo vital —desde el sueño al movimiento— requiere planificación y conciencia.</text:p>
      <text:p text:style-name="P200">Desde esa perspectiva, EU BEACON contribuye con estructuras educativas adaptables, abiertas, entrenables, que permiten a profesionales, tripulantes y personal de apoyo trabajar con los mismos principios de no-coerción, respeto por la autonomía, tecnologías éticas y sistemas expertos de apoyo a la decisión. Lo que vale en órbita o en Marte vale también, con ajustes, para entornos cerrados en <text:soft-page-break/>la Tierra: prisiones, plataformas petroleras, zonas de guerra, residencias saturadas, escuelas o clínicas sin personal suficiente. La diferencia es solo de entorno, no de principio.</text:p>
      <text:p text:style-name="P200">La medicina que aspira a acompañar a la humanidad más allá de sus fronteras actuales debe ser, ante todo, profundamente humana. Y eso implica reeducar. No basta con entrenar astronautas: hay que educar a quienes diseñan los entornos, a quienes planifican la salud pública, a quienes legislan sobre tecnologías o deciden qué vida es digna de ser cuidada. Por eso EU BEACON no prepara únicamente misiones. Prepara sistemas. Y los hace disponibles para todos los niveles, desde la atención primaria hasta los protocolos aeroespaciales, con la misma lógica: que ninguna persona, en ningún lugar del universo habitable, deba ser tratada sin respeto ni escuchada sin comprensión.</text:p>
      <text:p text:style-name="P200">El mismo principio aplica a quienes aún no han salido de la Tierra. Porque si no sabemos cuidar con humanidad en la superficie del planeta, no seremos capaces de hacerlo más allá. Por eso, toda pedagogía médica debe empezar aquí. Pero no puede terminar aquí. El saber, como la vida, está hecho para desplegarse. También en gravedad cero. También en silencio. También en paz.</text:p>
      <text:p text:style-name="P200"><text:span text:style-name="T70"/></text:p>
      <text:p text:style-name="P228">7.6. Aplicación prospectiva: la España actual</text:p>
      <text:p text:style-name="P228">El despliegue operativo de prácticas restaurativas en salud mental no puede entenderse sin considerar el marco político, institucional y social en que estas prácticas deben aplicarse. En España, las condiciones objetivas observadas durante el trabajo de campo y a través de los testimonios recibidos evidencian una degradación sostenida de las estructuras de protección, un empobrecimiento moral de muchas profesiones implicadas, y una falta de voluntad institucional para afrontar de forma transparente y responsable el daño infligido a las personas más vulnerables, especialmente aquellas afectadas por coerción psiquiátrica, desahucio, abandono familiar o violencia patrimonial.</text:p>
      <text:p text:style-name="P200">El paralelismo entre los escenarios de guerra, desplazamiento y colapso descritos en 7.4 y la realidad española actual no es forzado: resulta ineludible. En múltiples localidades del país, incluidas capitales de provincia y grandes áreas metropolitanas, se ha documentado la existencia de personas mayores viviendo en condiciones de indignidad extrema, durmiendo en trasteros, garajes o espacios marginales, sin acceso a cuidados básicos, en situaciones de dependencia farmacológica inducida, y con diagnósticos que sustituyen a las preguntas sobre su biografía, vínculos y derechos. El uso estructural de psicofármacos como herramienta de contención no es un exceso anecdótico, sino una práctica habitual que atraviesa residencias geriátricas, unidades hospitalarias, centros de salud mental y hogares violentos, amparada por protocolos normalizados, diagnósticos no cuestionados y sistemas de control sin rendición de cuentas.</text:p>
      <text:p text:style-name="P200">Al mismo tiempo, se observan redes de poder patrimonial y simbólico que refuerzan activamente esta lógica de abuso, reproduciendo la injusticia desde posiciones sociales protegidas por su acceso a capital inmobiliario, rentas heredadas y estructuras legales que permiten la simulación del mérito donde ha habido únicamente extracción de recursos y blanqueo institucional. La tradición franquista, la cultura del clientelismo, y la falta de depuración democrática de muchas élites locales siguen dejando rastro en la práctica cotidiana de los servicios públicos, donde la ley se ejecuta de forma selectiva y, en muchos casos, contra quienes denuncian las violencias sistemáticas, no contra quienes las ejercen.</text:p>
      <text:p text:style-name="P200"><text:soft-page-break/>El proyecto EU BEACON, en su implementación nacional, se enfrenta a este entramado con una propuesta técnicamente sólida y pedagógicamente sistemática. La restauración de la salud mental requiere una transformación profunda de las prácticas profesionales, una revisión estructural de los estándares de calidad, una auditoría ciudadana de los espacios de atención, y un control ético de las trayectorias institucionales de quienes ostentan cargos de decisión en salud, justicia, educación y servicios sociales. La formación restaurativa debe introducirse desde la educación primaria hasta la universidad, en la formación profesional y en los colegios oficiales, con especial énfasis en la detección de estructuras de daño institucionalizado y la recuperación de la integridad profesional.</text:p>
      <text:p text:style-name="P200">No se trata solo de implementar herramientas clínicas: se trata de revertir una cultura institucional de impunidad, autocomplacencia y delegación irresponsable del mal. Los datos, las encuestas, la observación participante y la documentación sistemática recogida en esta tesis muestran cómo las consecuencias de no actuar no son abstractas: se traducen en personas quebradas, vínculos rotos, generaciones enteras sin acceso a un horizonte vital pleno, atrapadas en redes familiares que reproducen el daño por prestigio, poder o temor.</text:p>
      <text:p text:style-name="P200">Este escenario nacional es, en última instancia, el terreno real de aplicación del trabajo desarrollado en EU BEACON y en esta investigación doctoral. La distancia entre los principios y su implementación es política, estructural, cultural y económica. Pero no es inevitable. Existen prácticas mejores, conocimiento suficiente, alianzas posibles y herramientas listas para ser aplicadas. Lo que falta es la decisión de intervenir en el corazón del problema: no solo sus consecuencias, sino las causas normalizadas, legitimadas, protegidas. Es en esa intervención donde se medirá el alcance transformador de esta propuesta. No en los discursos, sino en los resultados. En la calle, en las residencias, en las escuelas, en los juzgados, en las familias, en los despachos públicos. La aplicación es posible. Lo que está en juego es si también lo es la voluntad de hacerlo.</text:p>
      <text:p text:style-name="P200"><text:span text:style-name="T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19T11:49:17.790756826</dc:date>
    <meta:editing-duration>PT14M31S</meta:editing-duration>
    <meta:editing-cycles>12</meta:editing-cycles>
    <meta:generator>LibreOffice/24.2.7.2$Linux_X86_64 LibreOffice_project/420$Build-2</meta:generator>
    <meta:document-statistic meta:table-count="1" meta:image-count="0" meta:object-count="0" meta:page-count="14" meta:paragraph-count="170" meta:word-count="6889" meta:character-count="47896" meta:non-whitespace-character-count="41178"/>
  </office:meta>
</office:document-meta>
</file>